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styles.xml" manifest:media-type="text/xml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/>
      <style:text-properties officeooo:paragraph-rsid="00bad498"/>
    </style:style>
    <style:style style:name="P8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0d076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ad498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ans1" fo:font-size="14pt" fo:font-weight="normal" officeooo:rsid="00b0d076" officeooo:paragraph-rsid="00b0d07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Sans1" fo:font-size="14pt" fo:language="en" fo:country="US" fo:font-weight="bold" officeooo:rsid="00cd7e44" officeooo:paragraph-rsid="00cd7e4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1" fo:font-size="14pt" fo:language="en" fo:country="US" fo:font-weight="normal" officeooo:rsid="00cd7e44" officeooo:paragraph-rsid="00cd7e4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1" fo:font-size="14pt" fo:language="en" fo:country="US" fo:font-style="normal" fo:font-weight="normal" officeooo:rsid="00cf4176" officeooo:paragraph-rsid="00cd7e44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Sans1" fo:font-size="16pt" fo:language="en" fo:country="US" fo:font-weight="bold" officeooo:rsid="00cd7e44" officeooo:paragraph-rsid="00cd7e44" style:font-size-asian="14pt" style:font-weight-asian="bold" style:font-size-complex="16pt" style:font-weight-complex="bold"/>
    </style:style>
    <style:style style:name="P20" style:family="paragraph" style:parent-style-name="Standard">
      <style:paragraph-properties fo:line-height="115%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line-height="115%" fo:text-align="end" style:justify-single-word="false"/>
      <style:text-properties style:font-name="Liberation Sans1" fo:font-style="italic" officeooo:paragraph-rsid="00bad498" style:font-style-asian="italic" style:font-style-complex="italic"/>
    </style:style>
    <style:style style:name="P22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23" style:family="paragraph" style:parent-style-name="Standard">
      <style:paragraph-properties fo:line-height="115%"/>
      <style:text-properties style:font-name="Liberation Sans1" fo:font-weight="bold" officeooo:paragraph-rsid="00bad498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weight="bold" officeooo:paragraph-rsid="00c49bc2" style:font-weight-asian="bold" style:font-weight-complex="bold"/>
    </style:style>
    <style:style style:name="P25" style:family="paragraph" style:parent-style-name="Standard">
      <style:paragraph-properties fo:line-height="115%"/>
      <style:text-properties style:font-name="Liberation Sans1"/>
    </style:style>
    <style:style style:name="P26" style:family="paragraph" style:parent-style-name="Standard">
      <style:paragraph-properties fo:line-height="115%"/>
      <style:text-properties style:font-name="Liberation Sans1" officeooo:paragraph-rsid="00bad498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ans1"/>
    </style:style>
    <style:style style:name="P28" style:family="paragraph" style:parent-style-name="Standard">
      <style:paragraph-properties fo:line-height="115%" fo:text-align="center" style:justify-single-word="false"/>
      <style:text-properties style:font-name="Liberation Sans1" fo:font-size="18pt" fo:font-weight="bold" officeooo:rsid="00b0d076" officeooo:paragraph-rsid="00b0d076" style:font-size-asian="18pt" style:font-weight-asian="bold" style:font-size-complex="18pt" style:font-weight-complex="bold"/>
    </style:style>
    <style:style style:name="P29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ad49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b96c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ad49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c99c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c76db1" officeooo:paragraph-rsid="00c8d77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cf6d74" officeooo:paragraph-rsid="00cf6d7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15%" fo:text-align="center" style:justify-single-word="false"/>
      <style:text-properties style:font-name="Liberation Sans1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Liberation Sans1" fo:font-size="12pt" fo:font-weight="normal" officeooo:rsid="0048b833" officeooo:paragraph-rsid="00c49bc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ans" fo:font-weight="bold" officeooo:rsid="00bfa2c2" officeooo:paragraph-rsid="00bfa2c2" style:font-weight-asian="bold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bfa2c2" officeooo:paragraph-rsid="00bfa2c2" style:font-weight-asian="normal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44" style:family="paragraph" style:parent-style-name="Standard">
      <style:paragraph-properties fo:line-height="115%" fo:text-align="center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30e28" officeooo:paragraph-rsid="00c30e28" style:font-weight-asian="normal" style:font-weight-complex="normal"/>
    </style:style>
    <style:style style:name="P46" style:family="paragraph" style:parent-style-name="Standard">
      <style:paragraph-properties fo:line-height="115%" fo:text-align="center" style:justify-single-word="false"/>
      <style:text-properties fo:font-size="14pt" fo:font-weight="bold" officeooo:rsid="00cd7e44" officeooo:paragraph-rsid="00cd7e44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4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paragraph-rsid="00bad498"/>
    </style:style>
    <style:style style:name="P49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5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normal" officeooo:rsid="00604396" officeooo:paragraph-rsid="005c21b5" style:font-weight-asian="normal" style:font-weight-complex="normal"/>
    </style:style>
    <style:style style:name="P5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389d3" style:font-size-asian="10.5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a3c92" officeooo:paragraph-rsid="007a3c92" style:font-size-asian="10.5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style="normal" fo:font-weight="normal" officeooo:rsid="007a8add" officeooo:paragraph-rsid="007a3c9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5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officeooo:paragraph-rsid="00bfa2c2"/>
    </style:style>
    <style:style style:name="P56" style:family="paragraph" style:parent-style-name="Standard">
      <style:paragraph-properties fo:margin-top="0cm" fo:margin-bottom="0.25cm" loext:contextual-spacing="false" fo:line-height="115%"/>
      <style:text-properties style:font-name="Liberation Sans1" officeooo:paragraph-rsid="00bad498"/>
    </style:style>
    <style:style style:name="P57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bcfbeb" style:font-weight-asian="bold" style:font-weight-complex="bold"/>
    </style:style>
    <style:style style:name="P5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8c0747" officeooo:paragraph-rsid="008a8f32" style:font-weight-asian="normal" style:font-name-complex="Arial" style:font-weight-complex="normal"/>
    </style:style>
    <style:style style:name="P6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6pt" fo:font-weight="normal" officeooo:rsid="009eb6a4" style:font-size-asian="16pt" style:font-weight-asian="normal" style:font-name-complex="Arial" style:font-size-complex="16pt" style:font-weight-complex="normal"/>
    </style:style>
    <style:style style:name="P6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8bbd8" officeooo:paragraph-rsid="00a8bbd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49091" officeooo:paragraph-rsid="00a4909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60308" officeooo:paragraph-rsid="00a7851a" style:font-size-asian="10.5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52f44" style:font-size-asian="10.5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style:font-size-asian="10.5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6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" style:font-weight-complex="bold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638f32" officeooo:paragraph-rsid="00638f32" style:font-weight-asian="bold" style:font-weight-complex="bold"/>
    </style:style>
    <style:style style:name="P6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c21b5" officeooo:paragraph-rsid="005c21b5" style:font-weight-asian="bold" style:font-weight-complex="bold"/>
    </style:style>
    <style:style style:name="P7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63942" officeooo:paragraph-rsid="00563942" style:font-weight-asian="bold" style:font-weight-complex="bold"/>
    </style:style>
    <style:style style:name="P71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style:font-weight-asian="bold" style:font-name-complex="Arial"/>
    </style:style>
    <style:style style:name="P72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7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bcb65" officeooo:paragraph-rsid="007bcb65" style:font-size-asian="10.5pt" style:font-weight-asian="bold" style:font-name-complex="Arial" style:font-size-complex="12pt" style:font-weight-complex="bold"/>
    </style:style>
    <style:style style:name="P7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50fa9" officeooo:paragraph-rsid="00950fa9" style:font-size-asian="12pt" style:font-weight-asian="bold" style:font-name-complex="Arial" style:font-size-complex="12pt" style:font-weight-complex="bold"/>
    </style:style>
    <style:style style:name="P7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22001" officeooo:paragraph-rsid="00922001" style:font-size-asian="12pt" style:font-weight-asian="bold" style:font-name-complex="Arial" style:font-size-complex="12pt" style:font-weight-complex="bold"/>
    </style:style>
    <style:style style:name="P7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8fa7b9" officeooo:paragraph-rsid="008fa7b9" style:font-size-asian="12pt" style:font-weight-asian="bold" style:font-name-complex="Arial" style:font-size-complex="12pt" style:font-weight-complex="bold"/>
    </style:style>
    <style:style style:name="P8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" style:font-size-complex="12pt" style:font-weight-complex="normal"/>
    </style:style>
    <style:style style:name="P8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50fa9" style:font-size-asian="12pt" style:font-weight-asian="normal" style:font-name-complex="Arial" style:font-size-complex="12pt" style:font-weight-complex="normal"/>
    </style:style>
    <style:style style:name="P8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22001" style:font-size-asian="12pt" style:font-weight-asian="normal" style:font-name-complex="Arial" style:font-size-complex="12pt" style:font-weight-complex="normal"/>
    </style:style>
    <style:style style:name="P8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7bcb65" officeooo:paragraph-rsid="007f2937" style:font-size-asian="10.5pt" style:font-weight-asian="normal" style:font-name-complex="Arial" style:font-size-complex="12pt" style:font-weight-complex="normal"/>
    </style:style>
    <style:style style:name="P8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0f9c9" officeooo:paragraph-rsid="007f293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a8f32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d89b5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e98d2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997774" officeooo:paragraph-rsid="0099777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9f35a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908b10" officeooo:paragraph-rsid="00908b10" style:font-size-asian="10.5pt" style:font-style-asian="normal" style:font-weight-asian="bold" style:font-name-complex="Arial" style:font-size-complex="12pt" style:font-style-complex="normal" style:font-weight-complex="bold"/>
    </style:style>
    <style:style style:name="P9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8c7945" officeooo:paragraph-rsid="008c7945" style:font-size-asian="10.5pt" style:font-style-asian="normal" style:font-weight-asian="bold" style:font-name-complex="Arial" style:font-size-complex="12pt" style:font-style-complex="normal" style:font-weight-complex="bold"/>
    </style:style>
    <style:style style:name="P9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a8f32" officeooo:paragraph-rsid="00af44af" style:font-size-asian="12.25pt" style:font-weight-asian="normal" style:font-name-complex="Arial" style:font-size-complex="14pt" style:font-weight-complex="normal"/>
    </style:style>
    <style:style style:name="P9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c7945" officeooo:paragraph-rsid="008c7945" style:font-size-asian="12.25pt" style:font-weight-asian="normal" style:font-name-complex="Arial" style:font-size-complex="14pt" style:font-weight-complex="normal"/>
    </style:style>
    <style:style style:name="P9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9f35a" style:font-size-asian="12.25pt" style:font-weight-asian="normal" style:font-name-complex="Arial" style:font-size-complex="14pt" style:font-weight-complex="normal"/>
    </style:style>
    <style:style style:name="P9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e98d2" officeooo:paragraph-rsid="00908b10" style:font-size-asian="12.25pt" style:font-weight-asian="bold" style:font-name-complex="Arial" style:font-size-complex="14pt" style:font-weight-complex="bold"/>
    </style:style>
    <style:style style:name="P9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908b10" style:font-size-asian="12.25pt" style:font-weight-asian="bold" style:font-name-complex="Arial" style:font-size-complex="14pt" style:font-weight-complex="bold"/>
    </style:style>
    <style:style style:name="P9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8c7945" style:font-size-asian="12.25pt" style:font-weight-asian="bold" style:font-name-complex="Arial" style:font-size-complex="14pt" style:font-weight-complex="bold"/>
    </style:style>
    <style:style style:name="P98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b30fe" officeooo:paragraph-rsid="004b30fe"/>
    </style:style>
    <style:style style:name="P99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1" officeooo:rsid="0048b833" officeooo:paragraph-rsid="0048b833"/>
    </style:style>
    <style:style style:name="P100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8b833" officeooo:paragraph-rsid="0048b833"/>
    </style:style>
    <style:style style:name="P10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10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7ca6a" officeooo:paragraph-rsid="0097ca6a" style:font-weight-asian="normal" style:font-weight-complex="normal"/>
    </style:style>
    <style:style style:name="P10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7ca6a" officeooo:paragraph-rsid="0097ca6a" style:font-weight-asian="bold" style:font-weight-complex="bold"/>
    </style:style>
    <style:style style:name="P10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65ea6" officeooo:paragraph-rsid="00965ea6" style:font-weight-asian="bold" style:font-weight-complex="bold"/>
    </style:style>
    <style:style style:name="P10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rsid="00965ea6" officeooo:paragraph-rsid="00965ea6"/>
    </style:style>
    <style:style style:name="P10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paragraph-rsid="00950fa9"/>
    </style:style>
    <style:style style:name="P10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108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officeooo:paragraph-rsid="00bad498"/>
    </style:style>
    <style:style style:name="P109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officeooo:paragraph-rsid="0087c09e"/>
    </style:style>
    <style:style style:name="P110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4pt" fo:font-weight="bold" officeooo:rsid="0087c09e" officeooo:paragraph-rsid="0087c09e" style:font-size-asian="12.25pt" style:font-weight-asian="bold" style:font-name-complex="Arial" style:font-size-complex="14pt" style:font-weight-complex="bold"/>
    </style:style>
    <style:style style:name="P112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line-height="115%" fo:break-before="page"/>
    </style:style>
    <style:style style:name="P114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15" style:family="paragraph" style:parent-style-name="Standard">
      <style:paragraph-properties fo:line-height="115%" fo:break-before="page"/>
      <style:text-properties style:font-name="Liberation Sans1" fo:font-weight="bold" style:font-weight-asian="bold" style:font-weight-complex="bold"/>
    </style:style>
    <style:style style:name="P116" style:family="paragraph" style:parent-style-name="Standard">
      <style:paragraph-properties fo:line-height="115%" fo:text-align="start" style:justify-single-word="false" fo:break-before="page"/>
      <style:text-properties style:font-name="Liberation Sans1" fo:font-weight="bold" officeooo:paragraph-rsid="00c49bc2" style:font-weight-asian="bold" style:font-weight-complex="bold"/>
    </style:style>
    <style:style style:name="P117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4pt" fo:language="en" fo:country="US" fo:font-weight="bold" officeooo:rsid="00cd7e44" officeooo:paragraph-rsid="00cd7e44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line-height="115%" fo:text-align="center" style:justify-single-word="false" fo:break-before="page"/>
      <style:text-properties fo:font-size="14pt" fo:font-weight="bold" officeooo:rsid="00cf4176" officeooo:paragraph-rsid="00cf4176" style:font-size-asian="12.25pt" style:font-weight-asian="bold" style:font-size-complex="14pt" style:font-weight-complex="bold"/>
    </style:style>
    <style:style style:name="P119" style:family="paragraph" style:parent-style-name="Text_20_body_20__28_user_29_">
      <style:paragraph-properties fo:line-height="115%" fo:break-before="pag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20" style:family="paragraph" style:parent-style-name="Text_20_body_20__28_user_29_">
      <style:paragraph-properties fo:line-height="115%"/>
    </style:style>
    <style:style style:name="P121" style:family="paragraph" style:parent-style-name="Text_20_body_20__28_user_29_">
      <style:paragraph-properties fo:line-height="115%"/>
      <style:text-properties officeooo:paragraph-rsid="0044030e"/>
    </style:style>
    <style:style style:name="P122" style:family="paragraph" style:parent-style-name="Text_20_body_20__28_user_29_">
      <style:paragraph-properties fo:line-height="115%"/>
      <style:text-properties officeooo:paragraph-rsid="002b078e"/>
    </style:style>
    <style:style style:name="P123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124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125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126" style:family="paragraph" style:parent-style-name="Standard">
      <style:paragraph-properties fo:margin-top="0cm" fo:margin-bottom="0.182cm" loext:contextual-spacing="false" fo:line-height="115%"/>
      <style:text-properties style:font-name="Liberation Sans1" fo:font-weight="bold" officeooo:paragraph-rsid="00242ff3" style:font-weight-asian="bold" style:font-weight-complex="bold"/>
    </style:style>
    <style:style style:name="P127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1" fo:font-size="14pt" officeooo:paragraph-rsid="00bad498" style:font-size-asian="14pt" style:font-size-complex="14pt"/>
    </style:style>
    <style:style style:name="P128" style:family="paragraph" style:parent-style-name="Standard" style:list-style-name="WWNum1">
      <style:paragraph-properties fo:line-height="115%"/>
      <style:text-properties style:font-name="Liberation Sans1" officeooo:paragraph-rsid="00bad498"/>
    </style:style>
    <style:style style:name="P129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130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7851a" officeooo:paragraph-rsid="00a7851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31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d5934" officeooo:paragraph-rsid="00ad593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style:font-style-complex="italic"/>
    </style:style>
    <style:style style:name="T8" style:family="text">
      <style:text-properties style:font-name="Liberation Sans1" fo:language="en" fo:country="US"/>
    </style:style>
    <style:style style:name="T9" style:family="text">
      <style:text-properties style:font-name="Liberation Sans1" fo:language="en" fo:country="US" fo:font-weight="bold" style:font-weight-asian="bold" style:font-weight-complex="bold"/>
    </style:style>
    <style:style style:name="T10" style:family="text">
      <style:text-properties style:font-name="Liberation Sans1" fo:language="en" fo:country="US" style:font-weight-complex="bold"/>
    </style:style>
    <style:style style:name="T11" style:family="text">
      <style:text-properties style:font-name="Liberation Sans1" fo:language="en" fo:country="US" officeooo:rsid="002d654b" style:font-weight-complex="bold"/>
    </style:style>
    <style:style style:name="T12" style:family="text">
      <style:text-properties style:font-name="Liberation Sans1" fo:language="en" fo:country="US" officeooo:rsid="002a527d"/>
    </style:style>
    <style:style style:name="T13" style:family="text">
      <style:text-properties style:font-name="Liberation Sans1" fo:language="en" fo:country="US" officeooo:rsid="002b078e"/>
    </style:style>
    <style:style style:name="T14" style:family="text">
      <style:text-properties style:font-name="Liberation Sans1" fo:language="en" fo:country="US" officeooo:rsid="002b0d76"/>
    </style:style>
    <style:style style:name="T15" style:family="text">
      <style:text-properties style:font-name="Liberation Sans1" fo:language="en" fo:country="US" officeooo:rsid="002d654b"/>
    </style:style>
    <style:style style:name="T16" style:family="text">
      <style:text-properties style:font-name="Liberation Sans1" fo:language="en" fo:country="US" officeooo:rsid="00372986"/>
    </style:style>
    <style:style style:name="T17" style:family="text">
      <style:text-properties style:font-name="Liberation Sans1" fo:language="en" fo:country="US" officeooo:rsid="0041a741"/>
    </style:style>
    <style:style style:name="T18" style:family="text">
      <style:text-properties style:font-name="Liberation Sans1" fo:language="en" fo:country="US" officeooo:rsid="0044030e"/>
    </style:style>
    <style:style style:name="T19" style:family="text">
      <style:text-properties style:font-name="Liberation Sans1" fo:language="en" fo:country="US" fo:font-weight="normal" style:font-weight-asian="normal" style:font-weight-complex="normal"/>
    </style:style>
    <style:style style:name="T20" style:family="text">
      <style:text-properties style:font-name="Liberation Sans1" fo:language="en" fo:country="US" fo:font-style="italic" style:font-style-asian="italic" style:font-style-complex="italic"/>
    </style:style>
    <style:style style:name="T21" style:family="text">
      <style:text-properties style:font-name="Liberation Sans1" officeooo:rsid="0004d903"/>
    </style:style>
    <style:style style:name="T22" style:family="text">
      <style:text-properties style:font-name="Liberation Sans1" officeooo:rsid="0006fe0a"/>
    </style:style>
    <style:style style:name="T23" style:family="text">
      <style:text-properties style:font-name="Liberation Sans1" fo:font-size="12pt" officeooo:rsid="0006fe0a" style:font-size-asian="12pt" style:font-size-complex="12pt"/>
    </style:style>
    <style:style style:name="T24" style:family="text">
      <style:text-properties style:font-name="Liberation Sans1" officeooo:rsid="0020c489"/>
    </style:style>
    <style:style style:name="T25" style:family="text">
      <style:text-properties style:font-name="Liberation Sans1" officeooo:rsid="003052f6"/>
    </style:style>
    <style:style style:name="T26" style:family="text">
      <style:text-properties style:font-name="Liberation Sans1" officeooo:rsid="003ace8c"/>
    </style:style>
    <style:style style:name="T27" style:family="text">
      <style:text-properties style:font-name="Liberation Sans1" officeooo:rsid="0050a3d0"/>
    </style:style>
    <style:style style:name="T28" style:family="text">
      <style:text-properties style:font-name="Liberation Sans1" officeooo:rsid="0051b5c9"/>
    </style:style>
    <style:style style:name="T29" style:family="text">
      <style:text-properties style:font-name="Liberation Sans1" fo:font-weight="normal" style:font-weight-asian="normal" style:font-weight-complex="normal"/>
    </style:style>
    <style:style style:name="T30" style:family="text">
      <style:text-properties style:font-name="Liberation Sans1" fo:font-weight="normal" officeooo:rsid="0058a53a" style:font-weight-asian="normal" style:font-weight-complex="normal"/>
    </style:style>
    <style:style style:name="T31" style:family="text">
      <style:text-properties style:font-name="Liberation Sans1" fo:font-weight="normal" officeooo:rsid="0058a6b9" style:font-weight-asian="normal" style:font-weight-complex="normal"/>
    </style:style>
    <style:style style:name="T32" style:family="text">
      <style:text-properties style:font-name="Liberation Sans1" fo:font-weight="normal" officeooo:rsid="00591b1a" style:font-weight-asian="normal" style:font-weight-complex="normal"/>
    </style:style>
    <style:style style:name="T33" style:family="text">
      <style:text-properties style:font-name="Liberation Sans1" fo:font-weight="normal" officeooo:rsid="005a4c73" style:font-weight-asian="normal" style:font-weight-complex="normal"/>
    </style:style>
    <style:style style:name="T34" style:family="text">
      <style:text-properties style:font-name="Liberation Sans1" fo:font-weight="normal" officeooo:rsid="005e118e" style:font-weight-asian="normal" style:font-weight-complex="normal"/>
    </style:style>
    <style:style style:name="T35" style:family="text">
      <style:text-properties style:font-name="Liberation Sans1" fo:font-weight="normal" officeooo:rsid="00604396" style:font-weight-asian="normal" style:font-weight-complex="normal"/>
    </style:style>
    <style:style style:name="T36" style:family="text">
      <style:text-properties style:font-name="Liberation Sans1" fo:font-weight="normal" officeooo:rsid="006265a9" style:font-weight-asian="normal" style:font-weight-complex="normal"/>
    </style:style>
    <style:style style:name="T37" style:family="text">
      <style:text-properties style:font-name="Liberation Sans1" fo:font-weight="normal" officeooo:rsid="00653d9c" style:font-weight-asian="normal" style:font-weight-complex="normal"/>
    </style:style>
    <style:style style:name="T38" style:family="text">
      <style:text-properties style:font-name="Liberation Sans1" fo:font-weight="normal" officeooo:rsid="00667f26" style:font-weight-asian="normal" style:font-weight-complex="normal"/>
    </style:style>
    <style:style style:name="T39" style:family="text">
      <style:text-properties style:font-name="Liberation Sans1" fo:font-weight="normal" officeooo:rsid="0068f03c" style:font-weight-asian="normal" style:font-weight-complex="normal"/>
    </style:style>
    <style:style style:name="T40" style:family="text">
      <style:text-properties style:font-name="Liberation Sans1" officeooo:rsid="00604396"/>
    </style:style>
    <style:style style:name="T41" style:family="text">
      <style:text-properties style:font-name="Liberation Sans1" officeooo:rsid="00653d9c"/>
    </style:style>
    <style:style style:name="T42" style:family="text">
      <style:text-properties style:font-name="Liberation Sans1" officeooo:rsid="0068f03c"/>
    </style:style>
    <style:style style:name="T43" style:family="text">
      <style:text-properties style:font-name="Liberation Sans1" officeooo:rsid="006bfd70"/>
    </style:style>
    <style:style style:name="T44" style:family="text">
      <style:text-properties style:font-name="Liberation Sans1" officeooo:rsid="006df57f"/>
    </style:style>
    <style:style style:name="T45" style:family="text">
      <style:text-properties style:font-name="Liberation Sans1" officeooo:rsid="006ee05c"/>
    </style:style>
    <style:style style:name="T46" style:family="text">
      <style:text-properties style:font-name="Liberation Sans1" officeooo:rsid="006fe911"/>
    </style:style>
    <style:style style:name="T47" style:family="text">
      <style:text-properties style:font-name="Liberation Sans1" officeooo:rsid="0087c09e"/>
    </style:style>
    <style:style style:name="T48" style:family="text">
      <style:text-properties style:text-position="super 58%" style:font-name="Liberation Sans1" fo:font-size="14pt" style:font-size-asian="14pt" style:font-size-complex="14pt"/>
    </style:style>
    <style:style style:name="T49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2" style:family="text">
      <style:text-properties fo:font-size="12pt" fo:font-style="normal" style:font-size-asian="10.5pt" style:font-style-asian="normal" style:font-size-complex="12pt" style:font-style-complex="normal"/>
    </style:style>
    <style:style style:name="T53" style:family="text">
      <style:text-properties fo:font-size="12pt" fo:font-style="normal" officeooo:rsid="0089f35a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8a8f32" style:font-size-asian="10.5pt" style:font-style-asian="normal" style:font-size-complex="12pt" style:font-style-complex="normal"/>
    </style:style>
    <style:style style:name="T55" style:family="text">
      <style:text-properties fo:font-size="12pt" fo:font-style="normal" officeooo:rsid="00908b10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a9f4b6" style:font-size-asian="10.5pt" style:font-style-asian="normal" style:font-size-complex="12pt" style:font-style-complex="normal"/>
    </style:style>
    <style:style style:name="T57" style:family="text">
      <style:text-properties fo:font-size="12pt" fo:font-style="normal" officeooo:rsid="00af4389" style:font-size-asian="10.5pt" style:font-style-asian="normal" style:font-size-complex="12pt" style:font-style-complex="normal"/>
    </style:style>
    <style:style style:name="T58" style:family="text">
      <style:text-properties fo:font-size="12pt" fo:font-style="normal" officeooo:rsid="00af44af" style:font-size-asian="10.5pt" style:font-style-asian="normal" style:font-size-complex="12pt" style:font-style-complex="normal"/>
    </style:style>
    <style:style style:name="T5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8d89b5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8fa7b9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908b10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italic" style:font-size-asian="10.5pt" style:font-style-asian="italic" style:font-size-complex="12pt" style:font-style-complex="italic"/>
    </style:style>
    <style:style style:name="T64" style:family="text">
      <style:text-properties fo:font-size="12pt" fo:font-style="italic" fo:font-weight="normal" officeooo:rsid="008d89b5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size="12pt" officeooo:rsid="00bcfbeb" style:font-size-asian="10.5pt" style:font-size-complex="12pt"/>
    </style:style>
    <style:style style:name="T66" style:family="text">
      <style:text-properties officeooo:rsid="00449dd7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4617bd" style:font-weight-asian="normal" style:font-weight-complex="normal"/>
    </style:style>
    <style:style style:name="T69" style:family="text">
      <style:text-properties fo:font-weight="normal" officeooo:rsid="00481964" style:font-weight-asian="normal" style:font-weight-complex="normal"/>
    </style:style>
    <style:style style:name="T70" style:family="text">
      <style:text-properties fo:font-weight="normal" officeooo:rsid="004ea5c8" style:font-weight-asian="normal" style:font-weight-complex="normal"/>
    </style:style>
    <style:style style:name="T71" style:family="text">
      <style:text-properties fo:font-weight="normal" officeooo:rsid="0069c828" style:font-weight-asian="normal" style:font-weight-complex="normal"/>
    </style:style>
    <style:style style:name="T72" style:family="text">
      <style:text-properties fo:font-weight="normal" officeooo:rsid="0075ebbd" style:font-weight-asian="normal" style:font-weight-complex="normal"/>
    </style:style>
    <style:style style:name="T73" style:family="text">
      <style:text-properties fo:font-weight="normal" officeooo:rsid="007a3c92" style:font-weight-asian="normal" style:font-weight-complex="normal"/>
    </style:style>
    <style:style style:name="T74" style:family="text">
      <style:text-properties fo:font-weight="normal" officeooo:rsid="008c0747" style:font-weight-asian="normal" style:font-weight-complex="normal"/>
    </style:style>
    <style:style style:name="T75" style:family="text">
      <style:text-properties fo:font-weight="normal" officeooo:rsid="0093dbea" style:font-weight-asian="normal" style:font-weight-complex="normal"/>
    </style:style>
    <style:style style:name="T76" style:family="text">
      <style:text-properties fo:font-weight="normal" officeooo:rsid="00950fa9" style:font-weight-asian="normal" style:font-weight-complex="normal"/>
    </style:style>
    <style:style style:name="T77" style:family="text">
      <style:text-properties fo:font-weight="normal" officeooo:rsid="0097ca6a" style:font-weight-asian="normal" style:font-weight-complex="normal"/>
    </style:style>
    <style:style style:name="T78" style:family="text">
      <style:text-properties fo:font-weight="normal" officeooo:rsid="009c0f79" style:font-weight-asian="normal" style:font-weight-complex="normal"/>
    </style:style>
    <style:style style:name="T79" style:family="text">
      <style:text-properties fo:font-weight="normal" officeooo:rsid="009c991a" style:font-weight-asian="normal" style:font-weight-complex="normal"/>
    </style:style>
    <style:style style:name="T80" style:family="text">
      <style:text-properties fo:font-weight="normal" officeooo:rsid="00b900dd" style:font-weight-asian="normal" style:font-weight-complex="normal"/>
    </style:style>
    <style:style style:name="T81" style:family="text">
      <style:text-properties fo:font-weight="normal" officeooo:rsid="00ba66bc" style:font-weight-asian="normal" style:font-weight-complex="normal"/>
    </style:style>
    <style:style style:name="T82" style:family="text">
      <style:text-properties fo:font-weight="normal" officeooo:rsid="00b0e91b" style:font-weight-asian="normal" style:font-weight-complex="normal"/>
    </style:style>
    <style:style style:name="T83" style:family="text">
      <style:text-properties fo:font-weight="normal" officeooo:rsid="00b2d8a8" style:font-weight-asian="normal" style:font-weight-complex="normal"/>
    </style:style>
    <style:style style:name="T84" style:family="text">
      <style:text-properties fo:font-weight="normal" officeooo:rsid="00b3465d" style:font-weight-asian="normal" style:font-weight-complex="normal"/>
    </style:style>
    <style:style style:name="T85" style:family="text">
      <style:text-properties fo:font-weight="normal" officeooo:rsid="00bdabd5" style:font-weight-asian="normal" style:font-weight-complex="normal"/>
    </style:style>
    <style:style style:name="T86" style:family="text">
      <style:text-properties fo:font-weight="normal" officeooo:rsid="00bfa2c2" style:font-weight-asian="normal" style:font-weight-complex="normal"/>
    </style:style>
    <style:style style:name="T87" style:family="text">
      <style:text-properties fo:font-weight="normal" officeooo:rsid="00c99c9d" style:font-weight-asian="normal" style:font-weight-complex="normal"/>
    </style:style>
    <style:style style:name="T88" style:family="text">
      <style:text-properties officeooo:rsid="004b30fe"/>
    </style:style>
    <style:style style:name="T89" style:family="text">
      <style:text-properties officeooo:rsid="004e393c"/>
    </style:style>
    <style:style style:name="T90" style:family="text">
      <style:text-properties officeooo:rsid="004ea5c8"/>
    </style:style>
    <style:style style:name="T91" style:family="text">
      <style:text-properties officeooo:rsid="004f5080"/>
    </style:style>
    <style:style style:name="T92" style:family="text">
      <style:text-properties officeooo:rsid="00528069"/>
    </style:style>
    <style:style style:name="T93" style:family="text">
      <style:text-properties officeooo:rsid="0058a53a"/>
    </style:style>
    <style:style style:name="T94" style:family="text">
      <style:text-properties officeooo:rsid="0069c828"/>
    </style:style>
    <style:style style:name="T95" style:family="text">
      <style:text-properties officeooo:rsid="0079679a"/>
    </style:style>
    <style:style style:name="T96" style:family="text">
      <style:text-properties officeooo:rsid="007a3c92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italic" officeooo:rsid="00a2aa8f" style:font-style-asian="italic" style:font-style-complex="italic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7a8add" style:font-style-asian="normal" style:font-style-complex="normal"/>
    </style:style>
    <style:style style:name="T101" style:family="text">
      <style:text-properties fo:font-style="normal" officeooo:rsid="007d3e3a" style:font-style-asian="normal" style:font-style-complex="normal"/>
    </style:style>
    <style:style style:name="T102" style:family="text">
      <style:text-properties fo:font-style="normal" officeooo:rsid="007f2937" style:font-style-asian="normal" style:font-style-complex="normal"/>
    </style:style>
    <style:style style:name="T103" style:family="text">
      <style:text-properties fo:font-style="normal" officeooo:rsid="0080f9c9" style:font-style-asian="normal" style:font-style-complex="normal"/>
    </style:style>
    <style:style style:name="T104" style:family="text">
      <style:text-properties fo:font-style="normal" officeooo:rsid="008a8f32" style:font-style-asian="normal" style:font-style-complex="normal"/>
    </style:style>
    <style:style style:name="T105" style:family="text">
      <style:text-properties fo:font-style="normal" officeooo:rsid="00a2aa8f" style:font-style-asian="normal" style:font-style-complex="normal"/>
    </style:style>
    <style:style style:name="T106" style:family="text">
      <style:text-properties fo:font-style="normal" officeooo:rsid="00a49091" style:font-style-asian="normal" style:font-style-complex="normal"/>
    </style:style>
    <style:style style:name="T107" style:family="text">
      <style:text-properties fo:font-style="normal" officeooo:rsid="00a52f44" style:font-style-asian="normal" style:font-style-complex="normal"/>
    </style:style>
    <style:style style:name="T108" style:family="text">
      <style:text-properties fo:font-style="normal" officeooo:rsid="00a7851a" style:font-style-asian="normal" style:font-style-complex="normal"/>
    </style:style>
    <style:style style:name="T109" style:family="text">
      <style:text-properties fo:font-style="normal" officeooo:rsid="00c6300a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113" style:family="text">
      <style:text-properties fo:font-size="16pt" style:font-size-asian="16pt" style:font-size-complex="16pt"/>
    </style:style>
    <style:style style:name="T114" style:family="text">
      <style:text-properties fo:font-size="16pt" officeooo:rsid="008343da" style:font-size-asian="16pt" style:font-size-complex="16pt"/>
    </style:style>
    <style:style style:name="T115" style:family="text">
      <style:text-properties fo:font-size="16pt" officeooo:rsid="009eb6a4" style:font-size-asian="16pt" style:font-size-complex="16pt"/>
    </style:style>
    <style:style style:name="T116" style:family="text">
      <style:text-properties fo:font-size="16pt" officeooo:rsid="00b0d076" style:font-size-asian="16pt" style:font-size-complex="16pt"/>
    </style:style>
    <style:style style:name="T117" style:family="text">
      <style:text-properties officeooo:rsid="0085dfb1"/>
    </style:style>
    <style:style style:name="T118" style:family="text">
      <style:text-properties style:font-name="Courier New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officeooo:rsid="008a8f32"/>
    </style:style>
    <style:style style:name="T120" style:family="text">
      <style:text-properties officeooo:rsid="00908b10"/>
    </style:style>
    <style:style style:name="T121" style:family="text">
      <style:text-properties officeooo:rsid="0097ca6a"/>
    </style:style>
    <style:style style:name="T122" style:family="text">
      <style:text-properties officeooo:rsid="00a2aa8f"/>
    </style:style>
    <style:style style:name="T123" style:family="text">
      <style:text-properties officeooo:rsid="00b0e91b"/>
    </style:style>
    <style:style style:name="T124" style:family="text">
      <style:text-properties officeooo:rsid="00b1a3af"/>
    </style:style>
    <style:style style:name="T125" style:family="text">
      <style:text-properties officeooo:rsid="00b2d8a8"/>
    </style:style>
    <style:style style:name="T126" style:family="text">
      <style:text-properties officeooo:rsid="00b3465d"/>
    </style:style>
    <style:style style:name="T127" style:family="text">
      <style:text-properties officeooo:rsid="00b792ba"/>
    </style:style>
    <style:style style:name="T128" style:family="text">
      <style:text-properties officeooo:rsid="00bad498"/>
    </style:style>
    <style:style style:name="T129" style:family="text">
      <style:text-properties style:font-name="Liberation Serif" fo:font-weight="normal" officeooo:rsid="00bad498" style:font-weight-asian="normal" style:font-weight-complex="normal"/>
    </style:style>
    <style:style style:name="T130" style:family="text">
      <style:text-properties style:font-name="Liberation Serif" fo:font-weight="normal" officeooo:rsid="00bb96c7" style:font-weight-asian="normal" style:font-weight-complex="normal"/>
    </style:style>
    <style:style style:name="T131" style:family="text">
      <style:text-properties style:font-name="Liberation Serif" fo:font-weight="normal" officeooo:rsid="00bbf228" style:font-weight-asian="normal" style:font-weight-complex="normal"/>
    </style:style>
    <style:style style:name="T132" style:family="text">
      <style:text-properties style:font-name="Liberation Serif" officeooo:rsid="00b3465d"/>
    </style:style>
    <style:style style:name="T133" style:family="text">
      <style:text-properties style:font-name="Liberation Serif" fo:language="en" fo:country="US" fo:font-weight="normal" officeooo:rsid="00bad498" style:font-weight-asian="normal" style:font-weight-complex="normal"/>
    </style:style>
    <style:style style:name="T134" style:family="text">
      <style:text-properties style:font-name="Liberation Serif" fo:language="en" fo:country="US" fo:font-weight="normal" officeooo:rsid="00bb96c7" style:font-weight-asian="normal" style:font-weight-complex="normal"/>
    </style:style>
    <style:style style:name="T135" style:family="text">
      <style:text-properties style:font-name="Liberation Sans" fo:font-weight="normal" officeooo:rsid="00bb96c7" style:font-weight-asian="normal" style:font-weight-complex="normal"/>
    </style:style>
    <style:style style:name="T136" style:family="text">
      <style:text-properties style:font-name="Liberation Sans" fo:font-weight="normal" officeooo:rsid="00c99c9d" style:font-weight-asian="normal" style:font-weight-complex="normal"/>
    </style:style>
    <style:style style:name="T137" style:family="text">
      <style:text-properties style:font-name="Liberation Sans" fo:font-weight="normal" officeooo:rsid="00bb96c7" style:font-size-asian="10.5pt" style:font-weight-asian="normal" style:font-weight-complex="normal"/>
    </style:style>
    <style:style style:name="T138" style:family="text">
      <style:text-properties style:font-name="Liberation Sans" fo:font-weight="normal" officeooo:rsid="00c99c9d" style:font-size-asian="10.5pt" style:font-weight-asian="normal" style:font-weight-complex="normal"/>
    </style:style>
    <style:style style:name="T139" style:family="text">
      <style:text-properties style:font-name="Liberation Sans" officeooo:rsid="00bb96c7"/>
    </style:style>
    <style:style style:name="T140" style:family="text">
      <style:text-properties style:font-name="Liberation Sans" officeooo:rsid="00b0e91b"/>
    </style:style>
    <style:style style:name="T141" style:family="text">
      <style:text-properties style:font-name="Liberation Sans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Sans" fo:font-size="12pt" fo:font-style="italic" fo:font-weight="normal" officeooo:rsid="0087c09e" style:font-size-asian="10.5pt" style:font-style-asian="italic" style:font-weight-asian="normal" style:font-size-complex="12pt" style:font-style-complex="italic" style:font-weight-complex="normal"/>
    </style:style>
    <style:style style:name="T143" style:family="text">
      <style:text-properties style:font-name="Liberation Sans" officeooo:rsid="00c99c9d"/>
    </style:style>
    <style:style style:name="T144" style:family="text">
      <style:text-properties style:font-name="Liberation Sans" fo:language="en" fo:country="US"/>
    </style:style>
    <style:style style:name="T145" style:family="text">
      <style:text-properties style:font-name="Liberation Sans" fo:language="en" fo:country="US" fo:font-weight="normal" style:font-weight-asian="normal" style:font-weight-complex="normal"/>
    </style:style>
    <style:style style:name="T146" style:family="text">
      <style:text-properties style:font-name="Liberation Sans" fo:language="en" fo:country="US" fo:font-weight="normal" officeooo:rsid="00bb96c7" style:font-weight-asian="normal" style:font-weight-complex="normal"/>
    </style:style>
    <style:style style:name="T147" style:family="text">
      <style:text-properties style:font-name="Liberation Sans" fo:language="en" fo:country="US" fo:font-style="italic" style:font-style-asian="italic" style:font-style-complex="italic"/>
    </style:style>
    <style:style style:name="T148" style:family="text">
      <style:text-properties fo:font-weight="bold" officeooo:rsid="00bcfbeb" style:font-weight-asian="bold" style:font-weight-complex="bold"/>
    </style:style>
    <style:style style:name="T149" style:family="text">
      <style:text-properties officeooo:rsid="00c1081a"/>
    </style:style>
    <style:style style:name="T150" style:family="text">
      <style:text-properties officeooo:rsid="00c30e28"/>
    </style:style>
    <style:style style:name="T151" style:family="text">
      <style:text-properties fo:language="en" fo:country="US"/>
    </style:style>
    <style:style style:name="T152" style:family="text">
      <style:text-properties fo:language="en" fo:country="US" officeooo:rsid="00cd7e44"/>
    </style:style>
    <style:style style:name="T153" style:family="text">
      <style:text-properties officeooo:rsid="00d169fb"/>
    </style:style>
    <style:style style:name="T154" style:family="text">
      <style:text-properties style:font-name="Liberation Sans" officeooo:rsid="00b3465d"/>
    </style:style>
    <style:style style:name="T155" style:family="text">
      <style:text-properties officeooo:rsid="00d23f68"/>
    </style:style>
    <style:style style:name="T156" style:family="text">
      <style:text-properties officeooo:rsid="00d58e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UNIVERSIDADE FEDERAL DE VIÇOSA</text:p>
      <text:p text:style-name="P12">CENTRO DE CIÊNCIAS EXATAS E TECNOLÓGICAS</text:p>
      <text:p text:style-name="P12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8">BIBLIOTECA PARA MATEMÁTICA SIMBÓLICA EM C++</text:p>
      <text:p text:style-name="P3"/>
      <text:p text:style-name="P3"/>
      <text:p text:style-name="P3"/>
      <text:p text:style-name="P9">Arthur Gonçalves do Carmo<text:tab/><text:tab/><text:tab/></text:p>
      <text:p text:style-name="P21">Graduando em Ciência da Computação</text:p>
      <text:p text:style-name="P4"/>
      <text:p text:style-name="P4"/>
      <text:p text:style-name="P4"/>
      <text:p text:style-name="P12">Luiz Carlos de Abreu Albuquerque</text:p>
      <text:p text:style-name="P12">(Orientador)</text:p>
      <text:p text:style-name="P3"/>
      <text:p text:style-name="P3"/>
      <text:p text:style-name="P3"/>
      <text:p text:style-name="P3"/>
      <text:p text:style-name="P3"/>
      <text:p text:style-name="P12">VIÇOSA – MINAS GERAIS</text:p>
      <text:p text:style-name="P11">JUNHO – 2018</text:p>
      <text:p text:style-name="P28"><text:soft-page-break/>SUMÁRIO</text:p>
      <text:p text:style-name="P13"/>
      <text:p text:style-name="P29">RESUM<text:span text:style-name="T128">O</text:span><text:span text:style-name="T129">...............................................................................................................................</text:span><text:span text:style-name="T80">04</text:span></text:p>
      <text:p text:style-name="P29">1. Introdução<text:span text:style-name="T129">.......................</text:span><text:span text:style-name="T131">.</text:span><text:span text:style-name="T129">................................................................................................</text:span><text:span text:style-name="T81">05</text:span></text:p>
      <text:p text:style-name="P29"><text:tab/><text:span text:style-name="T124">1.1 Objetivos</text:span><text:span text:style-name="T129">.........................................................................................................</text:span><text:span text:style-name="T130">.</text:span><text:span text:style-name="T129">.</text:span><text:span text:style-name="T81">05</text:span></text:p>
      <text:p text:style-name="P29">2 Referencial <text:span text:style-name="T123">Teórico</text:span><text:span text:style-name="T129">........</text:span><text:span text:style-name="T131">.</text:span><text:span text:style-name="T129">............................................................................................</text:span><text:span text:style-name="T130">.</text:span><text:span text:style-name="T129">.</text:span><text:span text:style-name="T130">.</text:span><text:span text:style-name="T129">.</text:span><text:span text:style-name="T82">06</text:span></text:p>
      <text:p text:style-name="P29"><text:span text:style-name="T125">2.1 Números de precisão múltipla</text:span><text:span text:style-name="T129">..................................................................</text:span><text:span text:style-name="T130">.</text:span><text:span text:style-name="T129">..</text:span><text:span text:style-name="T83">06</text:span></text:p>
      <text:p text:style-name="P37"><text:span text:style-name="T125">2.</text:span>1.1 Números inteiros<text:span text:style-name="T129">..............................................................................</text:span><text:span text:style-name="T83">06</text:span></text:p>
      <text:p text:style-name="P37">2.1.2 Números racionais<text:span text:style-name="T129">...........................................................................</text:span><text:span text:style-name="T83">06</text:span></text:p>
      <text:p text:style-name="P37">2.1.3 Números em aritmética modular<text:span text:style-name="T129">.....................</text:span><text:span text:style-name="T130">.</text:span><text:span text:style-name="T129">............................</text:span><text:span text:style-name="T83">06</text:span></text:p>
      <text:p text:style-name="P31"><text:tab/>2.2 <text:span text:style-name="T126">Expressões algébricas</text:span><text:span text:style-name="T129">.................................................................................</text:span><text:span text:style-name="T130">.</text:span><text:span text:style-name="T129">.</text:span><text:span text:style-name="T81">0</text:span><text:span text:style-name="T87">7</text:span></text:p>
      <text:p text:style-name="P31"><text:tab/><text:tab/>2.2.1 <text:span text:style-name="T126">Monômios com coeficientes racionais</text:span><text:span text:style-name="T129">.....................................</text:span><text:span text:style-name="T130">..</text:span><text:span text:style-name="T84">0</text:span><text:span text:style-name="T87">7</text:span></text:p>
      <text:p text:style-name="P31"><text:tab/><text:tab/>2.2.2 <text:span text:style-name="T126">Polinômios com coeficientes racionais</text:span><text:span text:style-name="T129">.....................................</text:span><text:span text:style-name="T84">0</text:span><text:span text:style-name="T87">8</text:span></text:p>
      <text:p text:style-name="P31"><text:tab/><text:tab/>2.2.3 <text:span text:style-name="T126">Expressões aritméticas</text:span><text:span text:style-name="T129">..................................................................</text:span><text:span text:style-name="T84">0</text:span><text:span text:style-name="T87">8</text:span></text:p>
      <text:p text:style-name="P30">3. Metodologia<text:span text:style-name="T129">.....................................................................................................................</text:span><text:span text:style-name="T81">0</text:span><text:span text:style-name="T87">9</text:span></text:p>
      <text:p text:style-name="P30"><text:tab/><text:span text:style-name="T125">3.1 Representação</text:span><text:span text:style-name="T129">..................................................................................................</text:span><text:span text:style-name="T81">0</text:span><text:span text:style-name="T87">9</text:span></text:p>
      <text:p text:style-name="P30"><text:tab/><text:tab/><text:span text:style-name="T125">3.1.1 Números inteiros</text:span><text:span text:style-name="T129">...............................................................................</text:span><text:span text:style-name="T81">0</text:span><text:span text:style-name="T87">9</text:span></text:p>
      <text:p text:style-name="P30"><text:tab/><text:tab/><text:span text:style-name="T125">3.1.2 Números racionais</text:span><text:span text:style-name="T129">............................................................................</text:span><text:span text:style-name="T81">0</text:span><text:span text:style-name="T87">9</text:span></text:p>
      <text:p text:style-name="P32"><text:tab/><text:tab/>3.1.3 <text:span text:style-name="T155">Números em aritmética </text:span><text:span text:style-name="T154">modular</text:span><text:span text:style-name="T129">...................................................</text:span><text:span text:style-name="T136">10</text:span></text:p>
      <text:p text:style-name="P33"><text:tab/><text:tab/>3.1.4 <text:span text:style-name="T126">Tuplas de divisão inteira</text:span><text:span text:style-name="T129">..................................................................</text:span><text:span text:style-name="T136">10</text:span></text:p>
      <text:p text:style-name="P33"><text:tab/><text:tab/>3.1.5 <text:span text:style-name="T126">Monômios com coeficientes racionais</text:span><text:span text:style-name="T129">........................................</text:span><text:span text:style-name="T136">10</text:span></text:p>
      <text:p text:style-name="P33"><text:tab/><text:tab/>3.1.6 <text:span text:style-name="T126">Polinômios com coeficientes racionais</text:span><text:span text:style-name="T129">....................</text:span><text:span text:style-name="T130">.</text:span><text:span text:style-name="T129">..................</text:span><text:span text:style-name="T136">10</text:span></text:p>
      <text:p text:style-name="P31"><text:tab/><text:tab/>3.1.7 <text:span text:style-name="T126">Tupla de divisão de polinômios</text:span><text:span text:style-name="T129">......................................</text:span><text:span text:style-name="T130">..............</text:span><text:span text:style-name="T129">.</text:span><text:span text:style-name="T135">1</text:span><text:span text:style-name="T136">1</text:span></text:p>
      <text:p text:style-name="P31"><text:tab/><text:tab/>3.1.8 <text:span text:style-name="T126">Termos básicos</text:span><text:span text:style-name="T129">...................................................................</text:span><text:span text:style-name="T130">..............</text:span><text:span text:style-name="T129">.</text:span><text:span text:style-name="T135">1</text:span><text:span text:style-name="T136">1</text:span></text:p>
      <text:p text:style-name="P31"><text:tab/><text:tab/>3.1.9 <text:span text:style-name="T126">Funções</text:span><text:span text:style-name="T129">................................................................................</text:span><text:span text:style-name="T130">...............</text:span><text:span text:style-name="T129">.</text:span><text:span text:style-name="T135">1</text:span><text:span text:style-name="T136">1</text:span></text:p>
      <text:p text:style-name="P31"><text:tab/>3.1.10 <text:span text:style-name="T126">Expressões aritméticas</text:span><text:span text:style-name="T129">...............</text:span><text:span text:style-name="T130">.</text:span><text:span text:style-name="T129">...................................</text:span><text:span text:style-name="T130">..............</text:span><text:span text:style-name="T129">.</text:span><text:span text:style-name="T135">1</text:span><text:span text:style-name="T136">1</text:span></text:p>
      <text:p text:style-name="P31"><text:tab/>3.2 <text:span text:style-name="T126">Manipulação</text:span><text:span text:style-name="T129">......................................................................................</text:span><text:span text:style-name="T130">.</text:span><text:span text:style-name="T129">.................</text:span><text:span text:style-name="T137">1</text:span><text:span text:style-name="T138">2</text:span></text:p>
      <text:p text:style-name="P31"><text:tab/><text:tab/><text:span text:style-name="T126">3.2.1 Métodos comuns</text:span><text:span text:style-name="T129">................................................................................</text:span><text:span text:style-name="T137">1</text:span><text:span text:style-name="T138">2</text:span></text:p>
      <text:p text:style-name="P31"><text:soft-page-break/><text:tab/><text:tab/><text:span text:style-name="T126">3.2.2 Métodos especializados</text:span><text:span text:style-name="T129">...................................................................</text:span><text:span text:style-name="T137">1</text:span><text:span text:style-name="T138">2</text:span></text:p>
      <text:p text:style-name="P31"><text:tab/><text:tab/><text:tab/><text:span text:style-name="T126">3.2.2.1 Números inteiros e racionais</text:span><text:span text:style-name="T129">..........................................</text:span><text:span text:style-name="T130">.</text:span><text:span text:style-name="T137">1</text:span><text:span text:style-name="T138">2</text:span></text:p>
      <text:p text:style-name="P31"><text:tab/><text:tab/><text:tab/><text:span text:style-name="T126">3.2.2.2 Números inteiros</text:span><text:span text:style-name="T129">.................................................................</text:span><text:span text:style-name="T137">1</text:span><text:span text:style-name="T138">2</text:span></text:p>
      <text:p text:style-name="P31"><text:tab/><text:tab/><text:tab/><text:span text:style-name="T126">3.2.2.3</text:span> <text:span text:style-name="T127">Números racionais</text:span><text:span text:style-name="T129">...............................</text:span><text:span text:style-name="T130">...</text:span><text:span text:style-name="T129">...........................</text:span><text:span text:style-name="T137">1</text:span><text:span text:style-name="T138">2</text:span></text:p>
      <text:p text:style-name="P31"><text:tab/><text:tab/><text:tab/><text:span text:style-name="T126">3.2.2.4 Números em aritmética modular</text:span><text:span text:style-name="T129">...............................</text:span><text:span text:style-name="T130">...</text:span><text:span text:style-name="T129">..</text:span><text:span text:style-name="T135">1</text:span><text:span text:style-name="T136">3</text:span></text:p>
      <text:p text:style-name="P31"><text:tab/><text:tab/><text:tab/><text:span text:style-name="T126">3.2.2.5 Monômios e polinômios</text:span><text:span text:style-name="T129">....................</text:span><text:span text:style-name="T130">...</text:span><text:span text:style-name="T129">........................</text:span><text:span text:style-name="T130">.</text:span><text:span text:style-name="T129">...</text:span><text:span text:style-name="T135">1</text:span><text:span text:style-name="T136">3</text:span></text:p>
      <text:p text:style-name="P31"><text:tab/><text:tab/><text:tab/><text:span text:style-name="T126">3.2.2.6 Monômios</text:span><text:span text:style-name="T129">.........</text:span><text:span text:style-name="T130">...........................</text:span><text:span text:style-name="T129">...........</text:span><text:span text:style-name="T130">...</text:span><text:span text:style-name="T129">...........................</text:span><text:span text:style-name="T135">1</text:span><text:span text:style-name="T136">3</text:span></text:p>
      <text:p text:style-name="P31"><text:tab/><text:tab/><text:tab/><text:span text:style-name="T126">3.2.2.7 Polinômios</text:span><text:span text:style-name="T129">.......</text:span><text:span text:style-name="T130">..........................</text:span><text:span text:style-name="T129">.............</text:span><text:span text:style-name="T130">...</text:span><text:span text:style-name="T129">...........................</text:span><text:span text:style-name="T135">1</text:span><text:span text:style-name="T136">3</text:span></text:p>
      <text:p text:style-name="P29"><text:span text:style-name="T139">4.</text:span><text:span text:style-name="T135"> </text:span><text:span text:style-name="T139">Considerações </text:span><text:span text:style-name="T140">F</text:span><text:span text:style-name="T139">inais</text:span><text:span text:style-name="T131">..........</text:span><text:span text:style-name="T130">......................</text:span><text:span text:style-name="T129">.............</text:span><text:span text:style-name="T130">...</text:span><text:span text:style-name="T129">.........................</text:span><text:span text:style-name="T130">........................</text:span><text:span text:style-name="T129">..</text:span><text:span text:style-name="T135">1</text:span><text:span text:style-name="T136">4</text:span></text:p>
      <text:p text:style-name="P29"><text:span text:style-name="T139">5. Referências</text:span><text:span text:style-name="T129">.......</text:span><text:span text:style-name="T130">....</text:span><text:span text:style-name="T131">..................</text:span><text:span text:style-name="T130">......................</text:span><text:span text:style-name="T129">.............</text:span><text:span text:style-name="T130">...</text:span><text:span text:style-name="T129">.........................</text:span><text:span text:style-name="T130">........................</text:span><text:span text:style-name="T129">..</text:span><text:span text:style-name="T135">1</text:span><text:span text:style-name="T136">5</text:span></text:p>
      <text:p text:style-name="P38"><text:span text:style-name="T143"><text:s/>6. </text:span><text:span text:style-name="T152">APÊNDICE A – </text:span><text:span text:style-name="T151">C</text:span><text:span text:style-name="T152">ódigo fonte, instruções <text:s/>de instalação </text:span><text:span text:style-name="T151">e </text:span><text:span text:style-name="T152">exemplos <text:s/>de uso da bibliotec</text:span><text:span text:style-name="T151">a</text:span><text:span text:style-name="T133">............</text:span><text:span text:style-name="T134">..............................................................................................................</text:span><text:span text:style-name="T146">1</text:span><text:span text:style-name="T145">6</text:span></text:p>
      <text:p text:style-name="P38"><text:span text:style-name="T146"><text:s/></text:span><text:span text:style-name="T144">7. ANEXO A – </text:span><text:span text:style-name="T147">GNU BUILD SYSTEM</text:span><text:span text:style-name="T134">...............................................................................</text:span><text:span text:style-name="T146">1</text:span><text:span text:style-name="T145">7</text:span></text:p>
      <text:p text:style-name="P114">RESUMO</text:p>
      <text:p text:style-name="P3"/>
      <text:p text:style-name="P2"/>
      <text:p text:style-name="P8">BIBLIOTECA PARA MATEMÁTICA SIMBÓLICA EM C++</text:p>
      <text:p text:style-name="P8"/>
      <text:p text:style-name="P26"><text:tab/>Luiz Carlos de Abreu Albuquerque (Orientador)</text:p>
      <text:p text:style-name="P26"><text:tab/>Arthur Gonçalves do Carmo (Estudante)</text:p>
      <text:p text:style-name="P3"/>
      <text:p text:style-name="P3"/>
      <text:p text:style-name="P22">RESUMO</text:p>
      <text:p text:style-name="P22"/>
      <text:p text:style-name="P27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22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22">ÁREA DE CONHECIMENTO</text:p>
      <text:p text:style-name="P7"><text:span text:style-name="T6"><text:tab/></text:span><text:span text:style-name="T1">1.03.02.01- 8 - Matemática Simbólica</text:span></text:p>
      <text:p text:style-name="P23">LINHA DE PESQUISA</text:p>
      <text:p text:style-name="P25"><text:tab/>DPI-040 – Algoritmos e Otimização Combinatória</text:p>
      <text:p text:style-name="P2"/>
      <text:p text:style-name="P113"/>
      <text:p text:style-name="P17">1 – Introdução</text:p>
      <text:p text:style-name="P2"/>
      <text:p text:style-name="P47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54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<text:span text:style-name="T123">1</text:span> – Objetivos</text:p>
      <text:p text:style-name="P54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56">Os objetivos específicos deste trabalho são:</text:p>
      <text:list xml:id="list3791367467" text:style-name="WWNum1">
        <text:list-item>
          <text:p text:style-name="P128">Estudar técnicas e algoritmos usados em computação simbólica</text:p>
        </text:list-item>
        <text:list-item>
          <text:p text:style-name="P129"><text:span text:style-name="T1">Aprimorar e aplicar</text:span><text:span text:style-name="T21"> </text:span><text:span text:style-name="T1">conhencimentos sobre </text:span><text:span text:style-name="T21">a linguagem </text:span><text:span text:style-name="T1">C++</text:span></text:p>
        </text:list-item>
        <text:list-item>
          <text:p text:style-name="P128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7"><text:soft-page-break/>2 – Referencial Teórico</text:p>
      <text:p text:style-name="P17"/>
      <text:p text:style-name="P57">2.1 – Números de precisão múltipla</text:p>
      <text:p text:style-name="P57"><text:tab/><text:span text:style-name="T65">2.1.1 – Números inteiros</text:span></text:p>
      <text:p text:style-name="P48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2">e</text:span><text:span text:style-name="T22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3">e</text:span><text:span text:style-name="T23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47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54">É pertinente ao escopo do trabalho a criação de classes para representar números inteiros e racionais de precisão múltipla.</text:p>
      <text:p text:style-name="P54"/>
      <text:p text:style-name="P58">2.1.2 – Números racionais</text:p>
      <text:p text:style-name="P55"><text:span text:style-name="T148"><text:tab/></text:span><text:span text:style-name="T85">Os números racionais podem ser descritos como os números</text:span><text:span text:style-name="T85"><draw:frame draw:style-name="fr1" draw:name="Object72" text:anchor-type="as-char" svg:y="-0.377cm" svg:width="0.432cm" svg:height="0.467cm" draw:z-index="5"><draw:object xlink:href="./Object 87" xlink:type="simple" xlink:show="embed" xlink:actuate="onLoad"/><draw:image xlink:href="./ObjectReplacements/Object 87" xlink:type="simple" xlink:show="embed" xlink:actuate="onLoad"/></draw:frame></text:span><text:span text:style-name="T85">que têm a forma </text:span><text:span text:style-name="T85"><draw:frame draw:style-name="fr1" draw:name="Object73" text:anchor-type="as-char" svg:y="-0.619cm" svg:width="1.095cm" svg:height="0.998cm" draw:z-index="6"><draw:object xlink:href="./Object 88" xlink:type="simple" xlink:show="embed" xlink:actuate="onLoad"/><draw:image xlink:href="./ObjectReplacements/Object 88" xlink:type="simple" xlink:show="embed" xlink:actuate="onLoad"/></draw:frame></text:span><text:span text:style-name="T85">, com</text:span><text:span text:style-name="T85"><draw:frame draw:style-name="fr1" draw:name="Object74" text:anchor-type="as-char" svg:y="-0.377cm" svg:width="1.54cm" svg:height="0.467cm" draw:z-index="7"><draw:object xlink:href="./Object 89" xlink:type="simple" xlink:show="embed" xlink:actuate="onLoad"/><draw:image xlink:href="./ObjectReplacements/Object 89" xlink:type="simple" xlink:show="embed" xlink:actuate="onLoad"/></draw:frame></text:span><text:span text:style-name="T85">e </text:span><text:span text:style-name="T85"><draw:frame draw:style-name="fr1" draw:name="Object75" text:anchor-type="as-char" svg:y="-0.377cm" svg:width="1cm" svg:height="0.467cm" draw:z-index="24"><draw:object xlink:href="./Object 90" xlink:type="simple" xlink:show="embed" xlink:actuate="onLoad"/><draw:image xlink:href="./ObjectReplacements/Object 90" xlink:type="simple" xlink:show="embed" xlink:actuate="onLoad"/></draw:frame></text:span><text:span text:style-name="T85">. </text:span></text:p>
      <text:p text:style-name="P55"><text:span text:style-name="T86">Uma forma mais interessante quanto à representação dos números racionais, é considerar que </text:span><text:span text:style-name="T86"><draw:frame draw:style-name="fr1" draw:name="Object76" text:anchor-type="as-char" svg:y="-0.377cm" svg:width="3.074cm" svg:height="0.492cm" draw:z-index="25"><draw:object xlink:href="./Object 91" xlink:type="simple" xlink:show="embed" xlink:actuate="onLoad"/><draw:image xlink:href="./ObjectReplacements/Object 91" xlink:type="simple" xlink:show="embed" xlink:actuate="onLoad"/></draw:frame></text:span><text:span text:style-name="T86">e</text:span><text:span text:style-name="T86"><draw:frame draw:style-name="fr1" draw:name="Object78" text:anchor-type="as-char" svg:y="-0.377cm" svg:width="0.427cm" svg:height="0.467cm" draw:z-index="2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86">e</text:span><text:span text:style-name="T86"><draw:frame draw:style-name="fr1" draw:name="Object77" text:anchor-type="as-char" svg:y="-0.377cm" svg:width="0.425cm" svg:height="0.467cm" draw:z-index="27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86">são primos entre si (</text:span><text:span text:style-name="T86"><draw:frame draw:style-name="fr1" draw:name="Object79" text:anchor-type="as-char" svg:y="-0.386cm" svg:width="2.519cm" svg:height="0.508cm" draw:z-index="28"><draw:object xlink:href="./Object 94" xlink:type="simple" xlink:show="embed" xlink:actuate="onLoad"/><draw:image xlink:href="./ObjectReplacements/Object 94" xlink:type="simple" xlink:show="embed" xlink:actuate="onLoad"/></draw:frame></text:span><text:span text:style-name="T86">). Um número racional nessa forma está em sua forma irredutível, essa forma é única para cada número racional.</text:span></text:p>
      <text:p text:style-name="P5"/>
      <text:p text:style-name="P41">2.1.3 – Números em aritmética modular</text:p>
      <text:p text:style-name="P42"><text:tab/><text:span text:style-name="T149">Uma artimética módulo</text:span><text:span text:style-name="T149"><draw:frame draw:style-name="fr1" draw:name="Object80" text:anchor-type="as-char" svg:y="-0.377cm" svg:width="0.547cm" svg:height="0.467cm" draw:z-index="29"><draw:object xlink:href="./Object 95" xlink:type="simple" xlink:show="embed" xlink:actuate="onLoad"/><draw:image xlink:href="./ObjectReplacements/Object 95" xlink:type="simple" xlink:show="embed" xlink:actuate="onLoad"/></draw:frame></text:span><text:span text:style-name="T149">é uma forma de aritmética para números inteiros na qual os números dão “voltas” ao atingirem o valor</text:span><text:span text:style-name="T149"><draw:frame draw:style-name="fr1" draw:name="Object81" text:anchor-type="as-char" svg:y="-0.377cm" svg:width="0.547cm" svg:height="0.467cm" draw:z-index="30"><draw:object xlink:href="./Object 96" xlink:type="simple" xlink:show="embed" xlink:actuate="onLoad"/><draw:image xlink:href="./ObjectReplacements/Object 96" xlink:type="simple" xlink:show="embed" xlink:actuate="onLoad"/></draw:frame></text:span><text:span text:style-name="T149">. Um exemplo do dia-a-dia é a forma como as horas são marcadas num relógio de parede que é uma aritmética módulo</text:span><text:span text:style-name="T149"><draw:frame draw:style-name="fr1" draw:name="Object82" text:anchor-type="as-char" svg:y="-0.377cm" svg:width="0.623cm" svg:height="0.467cm" draw:z-index="31"><draw:object xlink:href="./Object 97" xlink:type="simple" xlink:show="embed" xlink:actuate="onLoad"/><draw:image xlink:href="./ObjectReplacements/Object 97" xlink:type="simple" xlink:show="embed" xlink:actuate="onLoad"/></draw:frame></text:span><text:span text:style-name="T149">(considerando que a hora</text:span><text:span text:style-name="T149"><draw:frame draw:style-name="fr1" draw:name="Object84" text:anchor-type="as-char" svg:y="-0.377cm" svg:width="0.623cm" svg:height="0.467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49">é, na verdade, a hora</text:span><text:span text:style-name="T149"><draw:frame draw:style-name="fr1" draw:name="Object85" text:anchor-type="as-char" svg:y="-0.377cm" svg:width="0.422cm" svg:height="0.467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49">), ou em um relógio em formato de 24 horas, que é uma artimética módulo</text:span><text:span text:style-name="T149"><draw:frame draw:style-name="fr1" draw:name="Object83" text:anchor-type="as-char" svg:y="-0.377cm" svg:width="0.64cm" svg:height="0.467cm" draw:z-index="3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49">.</text:span></text:p>
      <text:p text:style-name="P43"><text:soft-page-break/>Baseado na descrição acima, dois números são congruentes em uma aritmética modular caso ambos tenham a mesma representação <text:span text:style-name="T150">naquela aritmética, por exemplo:</text:span></text:p>
      <text:p text:style-name="P44"><draw:frame draw:style-name="fr1" draw:name="Object86" text:anchor-type="as-char" svg:y="-0.377cm" svg:width="3.32cm" svg:height="0.467cm" draw:z-index="35"><draw:object xlink:href="./Object 101" xlink:type="simple" xlink:show="embed" xlink:actuate="onLoad"/><draw:image xlink:href="./ObjectReplacements/Object 101" xlink:type="simple" xlink:show="embed" xlink:actuate="onLoad"/></draw:frame><text:span text:style-name="T150">e </text:span><text:span text:style-name="T150"><draw:frame draw:style-name="fr1" draw:name="Object87" text:anchor-type="as-char" svg:y="-0.377cm" svg:width="3.316cm" svg:height="0.467cm" draw:z-index="36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45">De forma geral, um número<draw:frame draw:style-name="fr1" draw:name="Object88" text:anchor-type="as-char" svg:y="-0.377cm" svg:width="1.619cm" svg:height="0.467cm" draw:z-index="42"><draw:object xlink:href="./Object 103" xlink:type="simple" xlink:show="embed" xlink:actuate="onLoad"/><draw:image xlink:href="./ObjectReplacements/Object 103" xlink:type="simple" xlink:show="embed" xlink:actuate="onLoad"/></draw:frame>, é o resto da divisão inteira de<draw:frame draw:style-name="fr1" draw:name="Object89" text:anchor-type="as-char" svg:y="-0.377cm" svg:width="0.432cm" svg:height="0.467cm" draw:z-index="43"><draw:object xlink:href="./Object 104" xlink:type="simple" xlink:show="embed" xlink:actuate="onLoad"/><draw:image xlink:href="./ObjectReplacements/Object 104" xlink:type="simple" xlink:show="embed" xlink:actuate="onLoad"/><svg:desc>formula</svg:desc></draw:frame>por<draw:frame draw:style-name="fr1" draw:name="Object90" text:anchor-type="as-char" svg:y="-0.377cm" svg:width="0.547cm" svg:height="0.467cm" draw:z-index="48"><draw:object xlink:href="./Object 105" xlink:type="simple" xlink:show="embed" xlink:actuate="onLoad"/><draw:image xlink:href="./ObjectReplacements/Object 105" xlink:type="simple" xlink:show="embed" xlink:actuate="onLoad"/><svg:desc>formula</svg:desc></draw:frame>.</text:p>
      <text:p text:style-name="P8"/>
      <text:p text:style-name="P8">2.2 – Expressões algébricas</text:p>
      <text:p text:style-name="P36">2.2.1 – Monômios <text:span text:style-name="T90">com coeficientes racionais</text:span></text:p>
      <text:p text:style-name="P36"><text:tab/><text:span text:style-name="T67">Monômios são expressões algébricas que consistem apenas da multiplicação entre constantes e variáveis (chamadas literais). Um monômio possui a forma </text:span><text:span text:style-name="T71">[4]</text:span><text:span text:style-name="T67">:</text:span></text:p>
      <text:p text:style-name="P39"><draw:frame draw:style-name="fr1" draw:name="Objeto1" text:anchor-type="as-char" svg:y="-0.566cm" svg:width="1.727cm" svg:height="0.988cm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P35"><text:span text:style-name="T67">Onde</text:span><text:span text:style-name="T67"><draw:frame draw:style-name="fr1" draw:name="Objeto2" text:anchor-type="as-char" svg:y="-0.377cm" svg:width="0.413cm" svg:height="0.469cm" draw:z-index="9"><draw:object xlink:href="./Object 14" xlink:type="simple" xlink:show="embed" xlink:actuate="onLoad"/><draw:image xlink:href="./ObjectReplacements/Object 14" xlink:type="simple" xlink:show="embed" xlink:actuate="onLoad"/></draw:frame></text:span><text:span text:style-name="T67">é um número r</text:span><text:span text:style-name="T70">acional</text:span><text:span text:style-name="T68">, </text:span><text:span text:style-name="T68"><draw:frame draw:style-name="fr1" draw:name="Objeto3" text:anchor-type="as-char" svg:y="-0.377cm" svg:width="0.508cm" svg:height="0.531cm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68">é uma variável única no monômio e</text:span><text:span text:style-name="T68"><draw:frame draw:style-name="fr1" draw:name="Objeto4" text:anchor-type="as-char" svg:y="-0.377cm" svg:width="0.499cm" svg:height="0.531cm" draw:z-index="11"><draw:object xlink:href="./Object 16" xlink:type="simple" xlink:show="embed" xlink:actuate="onLoad"/><draw:image xlink:href="./ObjectReplacements/Object 16" xlink:type="simple" xlink:show="embed" xlink:actuate="onLoad"/></draw:frame></text:span><text:span text:style-name="T68">é o expoente ou grau da variável</text:span><text:span text:style-name="T68"><draw:frame draw:style-name="fr1" draw:name="Objeto5" text:anchor-type="as-char" svg:y="-0.377cm" svg:width="0.508cm" svg:height="0.531cm" draw:z-index="12"><draw:object xlink:href="./Object 17" xlink:type="simple" xlink:show="embed" xlink:actuate="onLoad"/><draw:image xlink:href="./ObjectReplacements/Object 17" xlink:type="simple" xlink:show="embed" xlink:actuate="onLoad"/></draw:frame></text:span><text:span text:style-name="T68">. </text:span><text:span text:style-name="T69">O produtório </text:span><text:span text:style-name="T69"><draw:frame draw:style-name="fr1" draw:name="Objeto10" text:anchor-type="as-char" svg:y="-0.566cm" svg:width="1.238cm" svg:height="0.988cm" draw:z-index="13"><draw:object xlink:href="./Object 23" xlink:type="simple" xlink:show="embed" xlink:actuate="onLoad"/><draw:image xlink:href="./ObjectReplacements/Object 23" xlink:type="simple" xlink:show="embed" xlink:actuate="onLoad"/></draw:frame></text:span><text:span text:style-name="T69">é chamado a parte literal do monômio.</text:span></text:p>
      <text:p text:style-name="P34"><text:span text:style-name="T67">Um monômio</text:span><text:span text:style-name="T67"><draw:frame draw:style-name="fr1" draw:name="Objeto6" text:anchor-type="as-char" svg:y="-0.377cm" svg:width="0.746cm" svg:height="0.531cm" draw:z-index="14"><draw:object xlink:href="./Object 18" xlink:type="simple" xlink:show="embed" xlink:actuate="onLoad"/><draw:image xlink:href="./ObjectReplacements/Object 18" xlink:type="simple" xlink:show="embed" xlink:actuate="onLoad"/></draw:frame></text:span><text:span text:style-name="T67">é semelhante a um monômio</text:span><text:span text:style-name="T67"><draw:frame draw:style-name="fr1" draw:name="Objeto7" text:anchor-type="as-char" svg:y="-0.377cm" svg:width="0.746cm" svg:height="0.531cm" draw:z-index="15"><draw:object xlink:href="./Object 20" xlink:type="simple" xlink:show="embed" xlink:actuate="onLoad"/><draw:image xlink:href="./ObjectReplacements/Object 20" xlink:type="simple" xlink:show="embed" xlink:actuate="onLoad"/></draw:frame></text:span><text:span text:style-name="T67">se</text:span><text:span text:style-name="T67"><draw:frame draw:style-name="fr1" draw:name="Objeto8" text:anchor-type="as-char" svg:y="-0.377cm" svg:width="0.746cm" svg:height="0.531cm" draw:z-index="16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69">e</text:span><text:span text:style-name="T67"><draw:frame draw:style-name="fr1" draw:name="Objeto9" text:anchor-type="as-char" svg:y="-0.377cm" svg:width="0.746cm" svg:height="0.531cm" draw:z-index="17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69">possuem a mesma parte literal. Nesse caso, a soma entre</text:span><text:span text:style-name="T67"><draw:frame draw:style-name="fr1" draw:name="Objeto11" text:anchor-type="as-char" svg:y="-0.377cm" svg:width="0.746cm" svg:height="0.531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69">e</text:span><text:span text:style-name="T67"><draw:frame draw:style-name="fr1" draw:name="Objeto12" text:anchor-type="as-char" svg:y="-0.377cm" svg:width="0.746cm" svg:height="0.531cm" draw:z-index="44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67">é </text:span><text:span text:style-name="T69">também um monômio.</text:span></text:p>
      <text:p text:style-name="P24"><text:span text:style-name="T49">O </text:span><text:span text:style-name="T50">grau de um monômio é </text:span><text:span text:style-name="T51">o valor da</text:span><text:span text:style-name="T50"> soma dos expoentes</text:span><text:span text:style-name="T50"><draw:frame draw:style-name="fr1" draw:name="Objeto14" text:anchor-type="as-char" svg:y="-0.377cm" svg:width="0.499cm" svg:height="0.531cm" draw:z-index="45"><draw:object xlink:href="./Object 27" xlink:type="simple" xlink:show="embed" xlink:actuate="onLoad"/><draw:image xlink:href="./ObjectReplacements/Object 27" xlink:type="simple" xlink:show="embed" xlink:actuate="onLoad"/></draw:frame></text:span><text:span text:style-name="T50">de sua parte literal.</text:span></text:p>
      <text:p text:style-name="P40"/>
      <text:p text:style-name="P116">2.2.<text:span text:style-name="T66">2</text:span> – Polinômios <text:span text:style-name="T91">com coeficientes racionais</text:span></text:p>
      <text:p text:style-name="P47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49"><draw:frame draw:style-name="fr1" draw:name="Object16" text:anchor-type="as-char" svg:y="-0.713cm" svg:width="1.42cm" svg:height="1.139cm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107"><text:span text:style-name="T1">Onde cada coeficiente</text:span><text:span text:style-name="T1"><draw:frame draw:style-name="fr1" draw:name="Object17" text:anchor-type="as-char" svg:y="-0.377cm" svg:width="0.503cm" svg:height="0.531cm" draw:z-index="47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7">acional</text:span><text:span text:style-name="T25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49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8">r</text:span><text:span text:style-name="T1"> um polinômio, o que nos leva a uma representação recursiva de polinômios [2, 3] com mais de uma variável:</text:span></text:p>
      <text:p text:style-name="P108"><text:span text:style-name="T1"><draw:frame draw:style-name="fr1" draw:name="Object19" text:anchor-type="as-char" svg:y="-0.713cm" svg:width="4.025cm" svg:height="1.139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51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00">Outra forma de representar um <text:span text:style-name="T89">polin</text:span>ômio é como um<text:span text:style-name="T88">a</text:span> soma de monômios <text:span text:style-name="T94">[4]</text:span>:</text:p>
      <text:p text:style-name="P99"><draw:frame draw:style-name="fr1" draw:name="Objeto13" text:anchor-type="as-char" svg:y="-0.561cm" svg:width="1.261cm" svg:height="0.988cm" draw:z-index="52"><draw:object xlink:href="./Object 26" xlink:type="simple" xlink:show="embed" xlink:actuate="onLoad"/><draw:image xlink:href="./ObjectReplacements/Object 26" xlink:type="simple" xlink:show="embed" xlink:actuate="onLoad"/></draw:frame></text:p>
      <text:p text:style-name="P98">Nesse caso, o grau do polinômio é grau do monômio<draw:frame draw:style-name="fr1" draw:name="Objeto15" text:anchor-type="as-char" svg:y="-0.377cm" svg:width="0.695cm" svg:height="0.531cm" draw:z-index="53"><draw:object xlink:href="./Object 28" xlink:type="simple" xlink:show="embed" xlink:actuate="onLoad"/><draw:image xlink:href="./ObjectReplacements/Object 28" xlink:type="simple" xlink:show="embed" xlink:actuate="onLoad"/></draw:frame>de maior grau. <text:span text:style-name="T92">Essa representação já generaliza polinômios com mais de uma variável.</text:span></text:p>
      <text:p text:style-name="P74"/>
      <text:p text:style-name="P74">2.2.3 – Expressões aritméticas</text:p>
      <text:p text:style-name="P75"><text:span text:style-name="T67"><text:tab/>Uma expressão pode ser representada </text:span><text:span text:style-name="T72">por</text:span><text:span text:style-name="T67"> uma gramática livre de contexto (CFG) <text:s/>com as seguintes regras [5]:</text:span></text:p>
      <text:p text:style-name="P110">expressão <text:s text:c="2"/>→ termo [+ termo] [- termo]</text:p>
      <text:p text:style-name="P110">termo <text:s text:c="6"/>→ fator [* fator] [/ fator]</text:p>
      <text:p text:style-name="P110">fator <text:s text:c="6"/>→ polinômio <text:span text:style-name="T117">|</text:span> função <text:span text:style-name="T117">|</text:span> <text:span text:style-name="T117">(</text:span>expressão<text:span text:style-name="T117">)</text:span></text:p>
      <text:p text:style-name="P109"><text:span text:style-name="T141">Onde </text:span><text:span text:style-name="T118">polinômio </text:span><text:span text:style-name="T141">e </text:span><text:span text:style-name="T118">função</text:span><text:span text:style-name="T141"> são </text:span><text:span text:style-name="T142">tokens</text:span><text:span text:style-name="T141"> que representam as classes de funções e de polinômios do projeto.</text:span></text:p>
      <text:p text:style-name="P112">3 – Metodologia</text:p>
      <text:p text:style-name="P73"/>
      <text:p text:style-name="P8">3.1 – Representação</text:p>
      <text:p text:style-name="P126">3.1.1 – Números inteiros</text:p>
      <text:p text:style-name="P125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9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55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56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4">menos significatívo </text:span><text:span text:style-name="T1">e</text:span><text:span text:style-name="T4"><draw:frame draw:style-name="fr1" draw:name="Object2" text:anchor-type="as-char" svg:y="-0.377cm" svg:width="0.443cm" svg:height="0.46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47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47"><text:span text:style-name="T1">A base de representação escolhida para o projeto é a bas</text:span><text:span text:style-name="T26">e</text:span><text:span text:style-name="T1"><draw:frame draw:style-name="fr1" draw:name="Object4" text:anchor-type="as-char" svg:y="-0.437cm" svg:width="0.762cm" svg:height="0.529cm" draw:z-index="7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8"><draw:frame draw:style-name="fr1" draw:name="Object3" text:anchor-type="as-char" svg:y="-0.437cm" svg:width="0.512cm" svg:height="0.527cm" draw:z-index="75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 </text:span><text:span text:style-name="T1"><draw:frame draw:style-name="fr1" draw:name="Object60" text:anchor-type="as-char" svg:y="-0.437cm" svg:width="2.237cm" svg:height="0.557cm" draw:z-index="79"><draw:object xlink:href="./Object 75" xlink:type="simple" xlink:show="embed" xlink:actuate="onLoad"/><draw:image xlink:href="./ObjectReplacements/Object 75" xlink:type="simple" xlink:show="embed" xlink:actuate="onLoad"/></draw:frame></text:span><text:span text:style-name="T47">&lt;</text:span><text:span text:style-name="T1"><draw:frame draw:style-name="fr1" draw:name="Object23" text:anchor-type="as-char" svg:y="-0.437cm" svg:width="0.677cm" svg:height="0.527cm" draw:z-index="80"><draw:object xlink:href="./Object 54" xlink:type="simple" xlink:show="embed" xlink:actuate="onLoad"/><draw:image xlink:href="./ObjectReplacements/Object 54" xlink:type="simple" xlink:show="embed" xlink:actuate="onLoad"/></draw:frame></text:span><text:span text:style-name="T47">&lt;</text:span><text:span text:style-name="T47"><draw:frame draw:style-name="fr1" draw:name="Object61" text:anchor-type="as-char" svg:y="-0.437cm" svg:width="2.348cm" svg:height="0.557cm" draw:z-index="81"><draw:object xlink:href="./Object 76" xlink:type="simple" xlink:show="embed" xlink:actuate="onLoad"/><draw:image xlink:href="./ObjectReplacements/Object 76" xlink:type="simple" xlink:show="embed" xlink:actuate="onLoad"/></draw:frame></text:span><text:span text:style-name="T1">.</text:span></text:p>
      <text:p text:style-name="P47"><text:span text:style-name="T1">Além disso, a classe ainda guarda a quantidade de dígitos (em base</text:span><text:span text:style-name="T48"><draw:frame draw:style-name="fr1" draw:name="Object5" text:anchor-type="as-char" svg:y="-0.437cm" svg:width="0.76cm" svg:height="0.527cm" draw:z-index="82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47"/>
      <text:p text:style-name="P22">3.1.2 – Números racionais</text:p>
      <text:p text:style-name="P123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21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83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85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8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124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87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89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90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20"/>
      <text:p text:style-name="P115">3.1.3 – <text:span text:style-name="T156">Números em a</text:span>ritmética modular</text:p>
      <text:p text:style-name="P47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22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91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92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93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94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95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47"><text:span text:style-name="T1">No projeto, a classe dos números modulares possui </text:span><text:span text:style-name="T44">apenas </text:span><text:span text:style-name="T43">dois </text:span><text:span text:style-name="T1">membro</text:span><text:span text:style-name="T43">s, </text:span><text:span text:style-name="T45">uma </text:span><text:span text:style-name="T43">para representar o número e </text:span><text:span text:style-name="T46">uma para representar </text:span><text:span text:style-name="T43">a base modular. </text:span><text:span text:style-name="T1">O nome da classe será </text:span><text:span text:style-name="T5">num_zm.</text:span></text:p>
      <text:p text:style-name="P47"/>
      <text:p text:style-name="P22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96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23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97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98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99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47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47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47"/>
      <text:p text:style-name="P70">3.1.5 – Monômios com coeficiente<text:span text:style-name="T93">s</text:span> raciona<text:span text:style-name="T93">is</text:span></text:p>
      <text:p text:style-name="P70"><text:span text:style-name="T30"><text:tab/></text:span><text:span text:style-name="T31">Um monômio é representado como uma tripla</text:span><text:span text:style-name="T31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31">, </text:span><text:span text:style-name="T32">onde </text:span><text:span text:style-name="T32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2">é um número racional,</text:span><text:span text:style-name="T32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2">, é a função que associa o valor</text:span><text:span text:style-name="T32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2">de </text:span><text:span text:style-name="T33">uma</text:span><text:span text:style-name="T32"> </text:span><text:span text:style-name="T33">variável </text:span><text:span text:style-name="T32">ao </text:span><text:span text:style-name="T33">grau daquela variável no monômio, e</text:span><text:span text:style-name="T33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3">é o grau do monômio, que é a soma dos graus de todas as variáveis do monômio.</text:span></text:p>
      <text:p text:style-name="P69"><text:span text:style-name="T33">N</text:span><text:span text:style-name="T29">o projeto,</text:span><text:span text:style-name="T29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9">é um objeto </text:span><text:span text:style-name="T1">num_q</text:span><text:span text:style-name="T29">,</text:span><text:span text:style-name="T29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9">é um objeto </text:span><text:span text:style-name="T1">num_z</text:span><text:span text:style-name="T29"> e</text:span><text:span text:style-name="T29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9">é um</text:span><text:span text:style-name="T34"> </text:span><text:span text:style-name="T35">container que associa uma </text:span><text:span text:style-name="T40">string</text:span><text:span text:style-name="T35"> </text:span><text:span text:style-name="T36">que representa uma variável</text:span><text:span text:style-name="T35"> a um objeto </text:span><text:span text:style-name="T40">num_z</text:span><text:span text:style-name="T35"> </text:span><text:span text:style-name="T36">que representa o grau daquela variável</text:span><text:span text:style-name="T35">. </text:span><text:span text:style-name="T37">O nome da classe será </text:span><text:span text:style-name="T41">monomial</text:span><text:span text:style-name="T37">.</text:span></text:p>
      <text:p text:style-name="P50"/>
      <text:p text:style-name="P68"><text:span text:style-name="T40">3.</text:span><text:span text:style-name="T1">1.6 – Polinômios com coeficientes racionais</text:span></text:p>
      <text:p text:style-name="P68"><text:span text:style-name="T29"><text:tab/></text:span><text:span text:style-name="T37">Um polinômio é representado apenas como um conjunto de monômios, de forma </text:span><text:span text:style-name="T38">que cada termo do polinômio não é semelhante a nenhum outro termo do mesmo polinômio. </text:span><text:span text:style-name="T39">O nome da classe será </text:span><text:span text:style-name="T42">polynomial</text:span><text:span text:style-name="T39">.</text:span></text:p>
      <text:p text:style-name="P72">3.1.7 – Tupla de divisão de polinômios</text:p>
      <text:p text:style-name="P66"><text:tab/><text:span text:style-name="T74">Assim como os números inteiros, a divisão de um polinômio</text:span><text:span text:style-name="T74"><draw:frame draw:style-name="fr1" draw:name="Object65" text:anchor-type="as-char" svg:y="-0.377cm" svg:width="0.492cm" svg:height="0.467cm" draw:z-index="100"><draw:object xlink:href="./Object 80" xlink:type="simple" xlink:show="embed" xlink:actuate="onLoad"/><draw:image xlink:href="./ObjectReplacements/Object 80" xlink:type="simple" xlink:show="embed" xlink:actuate="onLoad"/></draw:frame></text:span><text:span text:style-name="T74">por um polinômio</text:span><text:span text:style-name="T74"><draw:frame draw:style-name="fr1" draw:name="Object66" text:anchor-type="as-char" svg:y="-0.377cm" svg:width="0.519cm" svg:height="0.467cm" draw:z-index="101"><draw:object xlink:href="./Object 81" xlink:type="simple" xlink:show="embed" xlink:actuate="onLoad"/><draw:image xlink:href="./ObjectReplacements/Object 81" xlink:type="simple" xlink:show="embed" xlink:actuate="onLoad"/></draw:frame></text:span><text:span text:style-name="T74">gera um quociente </text:span><text:span text:style-name="T74"><draw:frame draw:style-name="fr1" draw:name="Object67" text:anchor-type="as-char" svg:y="-0.377cm" svg:width="0.43cm" svg:height="0.467cm" draw:z-index="102"><draw:object xlink:href="./Object 82" xlink:type="simple" xlink:show="embed" xlink:actuate="onLoad"/><draw:image xlink:href="./ObjectReplacements/Object 82" xlink:type="simple" xlink:show="embed" xlink:actuate="onLoad"/></draw:frame></text:span><text:span text:style-name="T74">e resto </text:span><text:span text:style-name="T74"><draw:frame draw:style-name="fr1" draw:name="Object68" text:anchor-type="as-char" svg:y="-0.377cm" svg:width="0.392cm" svg:height="0.467cm" draw:z-index="103"><draw:object xlink:href="./Object 83" xlink:type="simple" xlink:show="embed" xlink:actuate="onLoad"/><draw:image xlink:href="./ObjectReplacements/Object 83" xlink:type="simple" xlink:show="embed" xlink:actuate="onLoad"/></draw:frame></text:span><text:span text:style-name="T74">, de forma que </text:span><text:span text:style-name="T74"><draw:frame draw:style-name="fr1" draw:name="Object69" text:anchor-type="as-char" svg:y="-0.377cm" svg:width="2.154cm" svg:height="0.467cm" draw:z-index="104"><draw:object xlink:href="./Object 84" xlink:type="simple" xlink:show="embed" xlink:actuate="onLoad"/><draw:image xlink:href="./ObjectReplacements/Object 84" xlink:type="simple" xlink:show="embed" xlink:actuate="onLoad"/></draw:frame></text:span><text:span text:style-name="T74">. Para polinômios com coeficientes racionais de mais de uma variável, a equação não necessariamente tem solução única, e o método de divisão utilizado por padrão é o método de divisão por monômios, encontrado em [4].</text:span></text:p>
      <text:p text:style-name="P59"/>
      <text:p text:style-name="P67">3.1.<text:span text:style-name="T119">8</text:span>– <text:span text:style-name="T95">Termos básicos</text:span></text:p>
      <text:p text:style-name="P67"><text:tab/><text:span text:style-name="T73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96">term</text:span><text:span text:style-name="T73">.</text:span></text:p>
      <text:p text:style-name="P51"/>
      <text:p text:style-name="P52">3.1.<text:span text:style-name="T119">9</text:span> – Funções</text:p>
      <text:p text:style-name="P52"><text:tab/><text:span text:style-name="T67">As funções são tratadas de forma absolutamente simbólica, é representada como uma dupla </text:span><text:span text:style-name="T67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67">, onde </text:span><text:span text:style-name="T67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67"><text:s/>é uma </text:span><text:span text:style-name="T97">string </text:span><text:span text:style-name="T110">que representa o símbolo da função, e </text:span><text:span text:style-name="T110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110"><text:s/>é a lista dos argumentos da função, que são expressões. </text:span><text:span text:style-name="T111">O nome da classe será </text:span><text:span text:style-name="T100">function</text:span><text:span text:style-name="T111">.</text:span></text:p>
      <text:p text:style-name="P53"/>
      <text:p text:style-name="P76"><text:span text:style-name="T100">3.</text:span><text:span text:style-name="T99">1.</text:span><text:span text:style-name="T104">10</text:span><text:span text:style-name="T99"> – Expressões aritméticas</text:span></text:p>
      <text:p text:style-name="P83"><text:span text:style-name="T99"><text:tab/>A classe que representa expressões é como um nó de uma árvore binária, uma </text:span><text:span text:style-name="T101">quint</text:span><text:span text:style-name="T99">upla da forma </text:span><text:span text:style-name="T99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99">, </text:span><text:span text:style-name="T102">onde </text:span><text:span text:style-name="T102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102">é um ponteiro para um termo básico, </text:span><text:span text:style-name="T102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102">é um ponteiro para a expressão que está do lado esquerdo do operador (se houver), </text:span><text:span text:style-name="T102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02">é um ponteiro para a expressão que está do lado direito do operador (se houver), </text:span><text:span text:style-name="T102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03">é a operação representada na expressão e </text:span><text:span text:style-name="T103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03">é o sinal da expressão. Esta é a principal classe simbólica do projeto, será chamada </text:span><text:span text:style-name="T112">Expr</text:span><text:span text:style-name="T103">.</text:span></text:p>
      <text:p text:style-name="P84"/>
      <text:p text:style-name="P111"><text:span text:style-name="T103">3.</text:span><text:span text:style-name="T99">2 – Manipulação</text:span></text:p>
      <text:p text:style-name="P91">3.2.1 – Métodos comuns</text:p>
      <text:p text:style-name="P94"><text:span text:style-name="T99"><text:tab/></text:span><text:span text:style-name="T52">Todas as classes possuem os operadores aritméticos básicos </text:span><text:span text:style-name="T53"><draw:frame draw:style-name="fr1" draw:name="Object62" text:anchor-type="as-char" svg:y="-0.386cm" svg:width="1.921cm" svg:height="0.50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53">, o método</text:span><text:span text:style-name="T53"><draw:frame draw:style-name="fr1" draw:name="Object63" text:anchor-type="as-char" svg:y="-0.377cm" svg:width="0.968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3">, para exponenciação por </text:span><text:span text:style-name="T54">n</text:span><text:span text:style-name="T53">úmero inteiro </text:span><text:span text:style-name="T54">e o operador unário</text:span><text:span text:style-name="T54"><draw:frame draw:style-name="fr1" draw:name="Object64" text:anchor-type="as-char" svg:y="-0.386cm" svg:width="0.833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4">para o inverso aditivo</text:span><text:span text:style-name="T53">. </text:span></text:p>
      <text:p text:style-name="P93"><text:span text:style-name="T53">T</text:span><text:span text:style-name="T52">odas as classes também possuem o</text:span><text:span text:style-name="T56">s</text:span><text:span text:style-name="T52"> método</text:span><text:span text:style-name="T56">s</text:span><text:span text:style-name="T52"> </text:span><text:span text:style-name="T63">is_null()</text:span><text:span text:style-name="T52"> e </text:span><text:span text:style-name="T63">is_zero()</text:span><text:span text:style-name="T52">, que indicam se a variável tem valor zero.</text:span></text:p>
      <text:p text:style-name="P89">As classes de números inteiros, racionais, monômios e polinômios possuem métodos para encontrar o maior divisor comum e o mínimo múltiplo comum entre duas instâncias da classe.</text:p>
      <text:p text:style-name="P92"><text:span text:style-name="T53">A</text:span><text:span text:style-name="T52">s </text:span><text:span text:style-name="T57">os algoritmos para maior divisor comum </text:span><text:span text:style-name="T58">e para </text:span><text:span text:style-name="T52">operações aritmética</text:span><text:span text:style-name="T58">s</text:span><text:span text:style-name="T52"><draw:frame draw:style-name="fr1" draw:name="Object71" text:anchor-type="as-char" svg:y="-0.386cm" svg:width="1.921cm" svg:height="0.508cm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8">de</text:span><text:span text:style-name="T52"> números inteiros</text:span><text:span text:style-name="T57"> </text:span><text:span text:style-name="T52">são encontrad</text:span><text:span text:style-name="T58">o</text:span><text:span text:style-name="T52">s em [1].</text:span></text:p>
      <text:p text:style-name="P88">As operações de maior divisor comum de polinômios e divisão de polinômios são encontradas em [4].</text:p>
      <text:p text:style-name="P85"/>
      <text:p text:style-name="P91">3.2.2 – Métodos especializados</text:p>
      <text:p text:style-name="P97"><text:span text:style-name="T52">3.2.2.1 – Números inteiros </text:span><text:span text:style-name="T55">e racionais</text:span></text:p>
      <text:p text:style-name="P95"><text:span text:style-name="T59"><text:tab/></text:span><text:span text:style-name="T62">Ambas as classes possuem em comum métodos referentes à manipulação do sinal dos números e </text:span><text:span text:style-name="T60">os operadores de comparação (</text:span><text:span text:style-name="T64">==, !=, &lt;, &lt;=, &gt;, &gt;=</text:span><text:span text:style-name="T60">).</text:span></text:p>
      <text:p text:style-name="P86"/>
      <text:p text:style-name="P90">3.2.2.2 – Números inteiros</text:p>
      <text:p text:style-name="P96"><text:span text:style-name="T59"><text:tab/>A classe de números inteiros possu</text:span><text:span text:style-name="T60">i</text:span><text:span text:style-name="T59"> métodos referentes à paridade do número, </text:span><text:span text:style-name="T60">a</text:span><text:span text:style-name="T59">os dígitos mais e menos significativos, </text:span><text:span text:style-name="T60">à</text:span><text:span text:style-name="T59"> representação em base decimal, hexadecimal ou binária do número</text:span><text:span text:style-name="T60"> e métodos para comparar somente os valores absolutos dos números</text:span><text:span text:style-name="T59">.</text:span></text:p>
      <text:p text:style-name="P87">Além disso possui um método para encontrar a raiz quadrada inteira do número </text:p>
      <text:p text:style-name="P95"><text:span text:style-name="T59">(</text:span><text:span text:style-name="T59"><draw:frame draw:style-name="fr1" draw:name="Object70" text:anchor-type="as-char" svg:y="-0.413cm" svg:width="0.972cm" svg:height="0.51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9">) </text:span><text:span text:style-name="T61">e o resto da divisão inteira de dois números</text:span><text:span text:style-name="T59">.</text:span></text:p>
      <text:p text:style-name="P87"/>
      <text:p text:style-name="P79">3.2.2.<text:span text:style-name="T120">3</text:span> – Números racionais</text:p>
      <text:p text:style-name="P80"><text:tab/><text:span text:style-name="T120">A classe de números racionais possui métodos referentes ao numerador e ao denominador e métodos para o inverso multiplicativo do número.</text:span></text:p>
      <text:p text:style-name="P80"><text:soft-page-break/></text:p>
      <text:p text:style-name="P78">3.2.2.4 – Números em aritmética modular</text:p>
      <text:p text:style-name="P78"><text:tab/><text:span text:style-name="T67">A classe para números em aritmética modular possui métodos </text:span><text:span text:style-name="T75">referentes aos dígitos mais e menos significativos do número e referentes à base da aritmética. </text:span><text:span text:style-name="T76">Bem como métodos para avaliar a congruência e existência de inverso multiplicativo na aritmética.</text:span></text:p>
      <text:p text:style-name="P82"/>
      <text:p text:style-name="P77">3.2.2.5 – Monômios e polinômios</text:p>
      <text:p text:style-name="P106"><text:span text:style-name="T67"><text:tab/>As classes de monômios e polinômios têm em comum métodos para: avaliar o objeto em algum valor, remover alguma variável do objeto, obter todas as variáveis ou a variável de maior grau, </text:span><text:span text:style-name="T76">obter o </text:span><text:span text:style-name="T77">maior </text:span><text:span text:style-name="T76">grau de uma determinada variável,</text:span><text:span text:style-name="T67"> </text:span><text:span text:style-name="T76">obter a primeira derivada parcial em relação a uma variável, obter o conteúdo [4] do objeto, <text:s/>métodos</text:span><text:span text:style-name="T67"> relacionados ao sinal,</text:span><text:span text:style-name="T76"> métodos que dizem se o objeto é um número ou uma variável e métodos que dizem se o objeto é univariado ou multivariado.</text:span></text:p>
      <text:p text:style-name="P105"><text:span text:style-name="T76">T</text:span><text:span text:style-name="T67">ambém possuem os operadores de comparação de igualdade e desigualdade.</text:span></text:p>
      <text:p text:style-name="P102"/>
      <text:p text:style-name="P104">3.2.2.6 – Monômios</text:p>
      <text:p text:style-name="P101"><text:tab/>A classe de monômios possui métodos referentes à similaridade de monômios, referentes ao coeficiente do monômio e <text:span text:style-name="T121">expoente de uma determinada variável</text:span>.</text:p>
      <text:p text:style-name="P101"/>
      <text:p text:style-name="P103">3.2.2.7 – Polinômios</text:p>
      <text:p text:style-name="P103"><text:tab/><text:span text:style-name="T78">A classe de polinômios </text:span><text:span text:style-name="T79">possuem métodos para se obter o coeficiente líder a partir de uma variável, obter o monômio líder a partir de uma variável, obter o polinômio mônico de maior grau que divide o objeto, obter o número de termos no polinômio e obter a parte primitiva do objeto [4].</text:span></text:p>
      <text:p text:style-name="P81"/>
      <text:p text:style-name="P71"><text:span text:style-name="T114">4 </text:span><text:span text:style-name="T113">– C</text:span><text:span text:style-name="T114">on</text:span><text:span text:style-name="T115">siderações </text:span><text:span text:style-name="T116">F</text:span><text:span text:style-name="T115">inais</text:span></text:p>
      <text:p text:style-name="P60"><text:tab/></text:p>
      <text:p text:style-name="P65"><text:tab/><text:span text:style-name="T122">O objetivo deste projeto foi construir uma biblioteca para matemática simbólica em </text:span><text:span text:style-name="T105">C++</text:span><text:span text:style-name="T122"> que seguisse os padrões da </text:span><text:span text:style-name="T98">GNU Build System</text:span><text:span text:style-name="T105">, </text:span><text:span text:style-name="T106">bem como explorar diferentes tipos de representação de objetos matemáticos em C++.</text:span></text:p>
      <text:p text:style-name="P62">A decisão de projeto tomada inicialmente foi de construir o projeto de baixo para cima, começando com uma classe para números inteiros, seguido de classes para números racionais e aritmética modular, então monômios e polinômios e, finalmente, expressões aritméticas.</text:p>
      <text:p text:style-name="P64"><text:span text:style-name="T99">O projeto poderia ser iniciado em qualquer etapa utilizando outras bibliotecas já existentes para as partes anteriores. </text:span><text:span text:style-name="T107">Entretanto começar “do começo” é interessante porque o código gerado, menor e mais legível do que em uma biblioteca comercial, pode ser facilmente refatorado para aplicações didáticas. Além de fornecer uma espécie de aquecimento para as etapas posteriores. </text:span><text:span text:style-name="T109">F</text:span><text:span text:style-name="T107">oi notável que a experiência obtida com etapas anteriores facilitou cada etapa posterior até o estado atual do projeto.</text:span></text:p>
      <text:p text:style-name="P63"><text:span text:style-name="T107">O </text:span><text:span text:style-name="T99">projeto </text:span><text:span text:style-name="T108">ainda tem muito</text:span><text:span text:style-name="T99"> </text:span><text:span text:style-name="T108">para crescer e evoluir, inicialmente algumas coisas interessantes de se adicionar seriam:</text:span></text:p>
      <text:list xml:id="list2008802366" text:style-name="L1">
        <text:list-item>
          <text:p text:style-name="P130">Mais métodos para manipular expressões e métodos mais inteligentes para simplificá-las</text:p>
        </text:list-item>
        <text:list-item>
          <text:p text:style-name="P131">Implementação de derivação e integração simbólica para funções reais</text:p>
        </text:list-item>
        <text:list-item>
          <text:p text:style-name="P130">Implementação de uma classe para números de ponto flutuante</text:p>
        </text:list-item>
        <text:list-item>
          <text:p text:style-name="P130">Algumas generalizações para a classe de polinômios, como a forma de ordenação dos monômios e os diferentes métodos de divisão</text:p>
        </text:list-item>
        <text:list-item>
          <text:p text:style-name="P130">Classes para vetores e matrizes</text:p>
        </text:list-item>
        <text:list-item>
          <text:p text:style-name="P130">Habilidade de se definir e avaliar regras para as funções</text:p>
        </text:list-item>
      </text:list>
      <text:p text:style-name="P61">No estado atual, o projeto pode ser útil para aplicações didáticas, pois o código gerado é simples o suficiente para ser manipulado por alunos de graduação e ainda há vários aspectos em que pode ser melhorado (tanto em legibilidade quanto em performance).</text:p>
      <text:p text:style-name="P119">Referências</text:p>
      <text:p text:style-name="P120"/>
      <text:p text:style-name="P122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121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. Acesso em: </text:span><text:span text:style-name="T18">17</text:span><text:span text:style-name="T8"> de </text:span><text:span text:style-name="T18">setembro</text:span><text:span text:style-name="T8"> de 201</text:span><text:span text:style-name="T18">8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  <text:p text:style-name="P117">APÊNDICE A – <text:span text:style-name="T153">C</text:span>ódigo fonte, instruções de instalação e exemplos de uso da biblioteca</text:p>
      <text:p text:style-name="P14"/>
      <text:p text:style-name="P46"><text:a xlink:type="simple" xlink:href="https://www.github.com/ArthurCarmo/mini-cas" text:style-name="Internet_20_link" text:visited-style-name="Visited_20_Internet_20_Link"><text:span text:style-name="T19">https://www.github.com/ArthurCarmo/mini-cas</text:span></text:a></text:p>
      <text:p text:style-name="P15"/>
      <text:p text:style-name="P15"/>
      <text:p text:style-name="P118"><text:span text:style-name="T8">ANEXO A – </text:span><text:span text:style-name="T20">GNU BUILD SYSTEM</text:span></text:p>
      <text:p text:style-name="P16"/>
      <text:p text:style-name="P15">http://www.gnu.org/software/automake/manual/html_node/GNU-Build-System.html</text:p>
      <text:p text:style-name="P15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Heading_20_1" style:display-name="Heading 1" style:family="paragraph" style:parent-style-name="Heading" style:class="text"/>
    <style:style style:name="Text_20_body_20_indent" style:display-name="Text body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6</meta:editing-cycles>
    <meta:creation-date>2018-07-13T17:25:00</meta:creation-date>
    <dc:date>2018-12-14T08:50:25.384589425</dc:date>
    <meta:editing-duration>P8DT2H22M17S</meta:editing-duration>
    <meta:generator>LibreOffice/6.0.7.3$Linux_x86 LibreOffice_project/00m0$Build-3</meta:generator>
    <meta:document-statistic meta:table-count="0" meta:image-count="0" meta:object-count="105" meta:page-count="17" meta:paragraph-count="185" meta:word-count="2673" meta:character-count="20270" meta:non-whitespace-character-count="176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00/content.xml><?xml version="1.0" encoding="utf-8"?>
<math xmlns="http://www.w3.org/1998/Math/MathML" display="block">
  <semantics>
    <mn>0</mn>
    <annotation encoding="StarMath 5.0">0</annotation>
  </semantics>
</math>
</file>

<file path=Object 101/content.xml><?xml version="1.0" encoding="utf-8"?>
<math xmlns="http://www.w3.org/1998/Math/MathML" display="block">
  <semantics>
    <mrow>
      <mn>19</mn>
      <mi mathvariant="italic">mod</mi>
      <mrow>
        <mn>7</mn>
        <mo stretchy="false">≡</mo>
        <mn>5</mn>
      </mrow>
      <mi mathvariant="italic">mod</mi>
      <mn>7</mn>
    </mrow>
    <annotation encoding="StarMath 5.0">19 mod 7  equiv 5 mod 7</annotation>
  </semantics>
</math>
</file>

<file path=Object 102/content.xml><?xml version="1.0" encoding="utf-8"?>
<math xmlns="http://www.w3.org/1998/Math/MathML" display="block">
  <semantics>
    <mrow>
      <mn>21</mn>
      <mi mathvariant="italic">mod</mi>
      <mrow>
        <mn>3</mn>
        <mo stretchy="false">≡</mo>
        <mn>0</mn>
      </mrow>
      <mi mathvariant="italic">mod</mi>
      <mn>3</mn>
    </mrow>
    <annotation encoding="StarMath 5.0">21 mod 3 equiv 0 mod3</annotation>
  </semantics>
</math>
</file>

<file path=Object 103/content.xml><?xml version="1.0" encoding="utf-8"?>
<math xmlns="http://www.w3.org/1998/Math/MathML" display="block">
  <semantics>
    <mrow>
      <mi>x</mi>
      <mi mathvariant="italic">mod</mi>
      <mi>N</mi>
    </mrow>
    <annotation encoding="StarMath 5.0">x mod N</annotation>
  </semantics>
</math>
</file>

<file path=Object 104/content.xml><?xml version="1.0" encoding="utf-8"?>
<math xmlns="http://www.w3.org/1998/Math/MathML" display="block">
  <semantics>
    <mi>x</mi>
    <annotation encoding="StarMath 5.0">x
</annotation>
  </semantics>
</math>
</file>

<file path=Object 105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sup>
      <mn>2</mn>
      <mn>64</mn>
    </msup>
    <annotation encoding="StarMath 5.0"> 2^64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</mrow>
    <annotation encoding="StarMath 5.0">(10^9)^2 = 10^18</annotation>
  </semantics>
</math>
</file>

<file path=Object 76/content.xml><?xml version="1.0" encoding="utf-8"?>
<math xmlns="http://www.w3.org/1998/Math/MathML" display="block">
  <semantics>
    <mrow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10^20 = ( 10^10 )^2</annotation>
  </semantics>
</math>
</file>

<file path=Object 77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78/content.xml><?xml version="1.0" encoding="utf-8"?>
<math xmlns="http://www.w3.org/1998/Math/MathML" display="block">
  <semantics>
    <mi mathvariant="italic">pow</mi>
    <annotation encoding="StarMath 5.0">pow</annotation>
  </semantics>
</math>
</file>

<file path=Object 79/content.xml><?xml version="1.0" encoding="utf-8"?>
<math xmlns="http://www.w3.org/1998/Math/MathML" display="block">
  <semantics>
    <mrow>
      <mo stretchy="false">(</mo>
      <mo stretchy="false">−</mo>
      <mo stretchy="false">)</mo>
    </mrow>
    <annotation encoding="StarMath 5.0">\(-\)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G</mi>
    <annotation encoding="StarMath 5.0">G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r</mi>
    <annotation encoding="StarMath 5.0">r</annotation>
  </semantics>
</math>
</file>

<file path=Object 84/content.xml><?xml version="1.0" encoding="utf-8"?>
<math xmlns="http://www.w3.org/1998/Math/MathML" display="block">
  <semantics>
    <mrow>
      <mi>P</mi>
      <mo stretchy="false">=</mo>
      <mrow>
        <mrow>
          <mi>G</mi>
          <mo stretchy="false">∗</mo>
          <mi>q</mi>
        </mrow>
        <mo stretchy="false">+</mo>
        <mi>r</mi>
      </mrow>
    </mrow>
    <annotation encoding="StarMath 5.0">P = G*q + r</annotation>
  </semantics>
</math>
</file>

<file path=Object 85/content.xml><?xml version="1.0" encoding="utf-8"?>
<math xmlns="http://www.w3.org/1998/Math/MathML" display="block">
  <semantics>
    <mrow>
      <mo fence="true" stretchy="false">⌊</mo>
      <mrow>
        <msqrt>
          <mi>n</mi>
        </msqrt>
      </mrow>
      <mo fence="true" stretchy="false">⌋</mo>
    </mrow>
    <annotation encoding="StarMath 5.0">lfloor sqrt{n}  rfloor </annotation>
  </semantics>
</math>
</file>

<file path=Object 86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87/content.xml><?xml version="1.0" encoding="utf-8"?>
<math xmlns="http://www.w3.org/1998/Math/MathML" display="block">
  <semantics>
    <mi>x</mi>
    <annotation encoding="StarMath 5.0">x</annotation>
  </semantics>
</math>
</file>

<file path=Object 88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 a } over { b }</annotation>
  </semantics>
</math>
</file>

<file path=Object 89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a, b in setZ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

<file path=Object 90/content.xml><?xml version="1.0" encoding="utf-8"?>
<math xmlns="http://www.w3.org/1998/Math/MathML" display="block">
  <semantics>
    <mrow>
      <mi>b</mi>
      <mo stretchy="false">≠</mo>
      <mn>0</mn>
    </mrow>
    <annotation encoding="StarMath 5.0">b neq 0</annotation>
  </semantics>
</math>
</file>

<file path=Object 91/content.xml><?xml version="1.0" encoding="utf-8"?>
<math xmlns="http://www.w3.org/1998/Math/MathML" display="block">
  <semantics>
    <mrow>
      <mrow>
        <mi>a</mi>
        <mo stretchy="false">∈</mo>
        <mi mathvariant="normal">ℤ</mi>
      </mrow>
      <mi>,</mi>
      <mrow>
        <mi>b</mi>
        <mo stretchy="false">∈</mo>
        <mrow>
          <mi mathvariant="normal">ℕ</mi>
          <mo stretchy="false">∖</mo>
          <mo stretchy="false">{</mo>
        </mrow>
      </mrow>
      <mn>0</mn>
      <mo stretchy="false">}</mo>
    </mrow>
    <annotation encoding="StarMath 5.0">a in setZ, b in setN setminus \{ 0 \}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i>b</mi>
    <annotation encoding="StarMath 5.0">b</annotation>
  </semantics>
</math>
</file>

<file path=Object 94/content.xml><?xml version="1.0" encoding="utf-8"?>
<math xmlns="http://www.w3.org/1998/Math/MathML" display="block">
  <semantics>
    <mrow>
      <mi mathvariant="italic">mdc</mi>
      <mo stretchy="false">(</mo>
      <mi>a</mi>
      <mi>,</mi>
      <mi>b</mi>
      <mrow>
        <mo stretchy="false">)</mo>
        <mo stretchy="false">=</mo>
        <mn>1</mn>
      </mrow>
    </mrow>
    <annotation encoding="StarMath 5.0">mdc\( a, b\) = 1 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n>12</mn>
    <annotation encoding="StarMath 5.0">12</annotation>
  </semantics>
</math>
</file>

<file path=Object 98/content.xml><?xml version="1.0" encoding="utf-8"?>
<math xmlns="http://www.w3.org/1998/Math/MathML" display="block">
  <semantics>
    <mn>24</mn>
    <annotation encoding="StarMath 5.0">24</annotation>
  </semantics>
</math>
</file>

<file path=Object 99/content.xml><?xml version="1.0" encoding="utf-8"?>
<math xmlns="http://www.w3.org/1998/Math/MathML" display="block">
  <semantics>
    <mn>12</mn>
    <annotation encoding="StarMath 5.0">12</annotation>
  </semantics>
</math>
</file>